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15cm"/>
    </style:style>
    <style:style style:name="co2" style:family="table-column">
      <style:table-column-properties fo:break-before="auto" style:column-width="4.353cm"/>
    </style:style>
    <style:style style:name="co3" style:family="table-column">
      <style:table-column-properties fo:break-before="auto" style:column-width="3.244cm"/>
    </style:style>
    <style:style style:name="co4" style:family="table-column">
      <style:table-column-properties fo:break-before="auto" style:column-width="1.709cm"/>
    </style:style>
    <style:style style:name="co5" style:family="table-column">
      <style:table-column-properties fo:break-before="auto" style:column-width="4.023cm"/>
    </style:style>
    <style:style style:name="co6" style:family="table-column">
      <style:table-column-properties fo:break-before="auto" style:column-width="2.842cm"/>
    </style:style>
    <style:style style:name="co7" style:family="table-column">
      <style:table-column-properties fo:break-before="auto" style:column-width="3.905cm"/>
    </style:style>
    <style:style style:name="co8" style:family="table-column">
      <style:table-column-properties fo:break-before="auto" style:column-width="1.757cm"/>
    </style:style>
    <style:style style:name="co9" style:family="table-column">
      <style:table-column-properties fo:break-before="auto" style:column-width="3.126cm"/>
    </style:style>
    <style:style style:name="co10" style:family="table-column">
      <style:table-column-properties fo:break-before="auto" style:column-width="3.717cm"/>
    </style:style>
    <style:style style:name="co11" style:family="table-column">
      <style:table-column-properties fo:break-before="auto" style:column-width="4.59cm"/>
    </style:style>
    <style:style style:name="co12" style:family="table-column">
      <style:table-column-properties fo:break-before="auto" style:column-width="3.833cm"/>
    </style:style>
    <style:style style:name="co13" style:family="table-column">
      <style:table-column-properties fo:break-before="auto" style:column-width="1.78cm"/>
    </style:style>
    <style:style style:name="co14" style:family="table-column">
      <style:table-column-properties fo:break-before="auto" style:column-width="4.187cm"/>
    </style:style>
    <style:style style:name="co15" style:family="table-column">
      <style:table-column-properties fo:break-before="auto" style:column-width="2.866cm"/>
    </style:style>
    <style:style style:name="co16" style:family="table-column">
      <style:table-column-properties fo:break-before="auto" style:column-width="4.447cm"/>
    </style:style>
    <style:style style:name="co17" style:family="table-column">
      <style:table-column-properties fo:break-before="auto" style:column-width="3.644cm"/>
    </style:style>
    <style:style style:name="co18" style:family="table-column">
      <style:table-column-properties fo:break-before="auto" style:column-width="3.526cm"/>
    </style:style>
    <style:style style:name="co19" style:family="table-column">
      <style:table-column-properties fo:break-before="auto" style:column-width="3.951cm"/>
    </style:style>
    <style:style style:name="co20" style:family="table-column">
      <style:table-column-properties fo:break-before="auto" style:column-width="5.345cm"/>
    </style:style>
    <style:style style:name="co21" style:family="table-column">
      <style:table-column-properties fo:break-before="auto" style:column-width="4.942cm"/>
    </style:style>
    <style:style style:name="co22" style:family="table-column">
      <style:table-column-properties fo:break-before="auto" style:column-width="4.094cm"/>
    </style:style>
    <style:style style:name="co23" style:family="table-column">
      <style:table-column-properties fo:break-before="auto" style:column-width="2.489cm"/>
    </style:style>
    <style:style style:name="co24" style:family="table-column">
      <style:table-column-properties fo:break-before="auto" style:column-width="1.591cm"/>
    </style:style>
    <style:style style:name="co25" style:family="table-column">
      <style:table-column-properties fo:break-before="auto" style:column-width="3.291cm"/>
    </style:style>
    <style:style style:name="co26" style:family="table-column">
      <style:table-column-properties fo:break-before="auto" style:column-width="3.976cm"/>
    </style:style>
    <style:style style:name="co27" style:family="table-column">
      <style:table-column-properties fo:break-before="auto" style:column-width="5.108cm"/>
    </style:style>
    <style:style style:name="co28" style:family="table-column">
      <style:table-column-properties fo:break-before="auto" style:column-width="4.683cm"/>
    </style:style>
    <style:style style:name="co29" style:family="table-column">
      <style:table-column-properties fo:break-before="auto" style:column-width="1.804cm"/>
    </style:style>
    <style:style style:name="co30" style:family="table-column">
      <style:table-column-properties fo:break-before="auto" style:column-width="3.621cm"/>
    </style:style>
    <style:style style:name="co31" style:family="table-column">
      <style:table-column-properties fo:break-before="auto" style:column-width="3.787cm"/>
    </style:style>
    <style:style style:name="co32" style:family="table-column">
      <style:table-column-properties fo:break-before="auto" style:column-width="3.221cm"/>
    </style:style>
    <style:style style:name="co33" style:family="table-column">
      <style:table-column-properties fo:break-before="auto" style:column-width="3.999cm"/>
    </style:style>
    <style:style style:name="co34" style:family="table-column">
      <style:table-column-properties fo:break-before="auto" style:column-width="1.614cm"/>
    </style:style>
    <style:style style:name="co35" style:family="table-column">
      <style:table-column-properties fo:break-before="auto" style:column-width="4.376cm"/>
    </style:style>
    <style:style style:name="co36" style:family="table-column">
      <style:table-column-properties fo:break-before="auto" style:column-width="3.762cm"/>
    </style:style>
    <style:style style:name="co37" style:family="table-column">
      <style:table-column-properties fo:break-before="auto" style:column-width="1.662cm"/>
    </style:style>
    <style:style style:name="co38" style:family="table-column">
      <style:table-column-properties fo:break-before="auto" style:column-width="1.732cm"/>
    </style:style>
    <style:style style:name="co39" style:family="table-column">
      <style:table-column-properties fo:break-before="auto" style:column-width="1.686cm"/>
    </style:style>
    <style:style style:name="co40" style:family="table-column">
      <style:table-column-properties fo:break-before="auto" style:column-width="4.258cm"/>
    </style:style>
    <style:style style:name="co41" style:family="table-column">
      <style:table-column-properties fo:break-before="auto" style:column-width="4.046cm"/>
    </style:style>
    <style:style style:name="co42" style:family="table-column">
      <style:table-column-properties fo:break-before="auto" style:column-width="3.48cm"/>
    </style:style>
    <style:style style:name="co43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number-columns-repeated="3" table:default-cell-style-name="ce1"/>
        <table:table-column table:style-name="co10" table:default-cell-style-name="ce1"/>
        <table:table-column table:style-name="co11" table:default-cell-style-name="ce1"/>
        <table:table-column table:style-name="co5" table:default-cell-style-name="ce1"/>
        <table:table-column table:style-name="co12" table:default-cell-style-name="ce1"/>
        <table:table-column table:style-name="co9" table:default-cell-style-name="ce1"/>
        <table:table-column table:style-name="co13" table:number-columns-repeated="11" table:default-cell-style-name="ce1"/>
        <table:table-column table:style-name="co5" table:default-cell-style-name="ce1"/>
        <table:table-column table:style-name="co14" table:default-cell-style-name="ce1"/>
        <table:table-column table:style-name="co15" table:default-cell-style-name="ce1"/>
        <table:table-column table:style-name="co8" table:number-columns-repeated="5" table:default-cell-style-name="ce1"/>
        <table:table-column table:style-name="co16" table:default-cell-style-name="ce1"/>
        <table:table-column table:style-name="co14" table:default-cell-style-name="ce1"/>
        <table:table-column table:style-name="co7" table:default-cell-style-name="ce1"/>
        <table:table-column table:style-name="co12" table:default-cell-style-name="ce1"/>
        <table:table-column table:style-name="co9" table:default-cell-style-name="ce1"/>
        <table:table-column table:style-name="co13" table:number-columns-repeated="3" table:default-cell-style-name="ce1"/>
        <table:table-column table:style-name="co5" table:default-cell-style-name="ce1"/>
        <table:table-column table:style-name="co17" table:default-cell-style-name="ce1"/>
        <table:table-column table:style-name="co7" table:default-cell-style-name="ce1"/>
        <table:table-column table:style-name="co12" table:default-cell-style-name="ce1"/>
        <table:table-column table:style-name="co18" table:default-cell-style-name="ce1"/>
        <table:table-column table:style-name="co13" table:number-columns-repeated="3" table:default-cell-style-name="ce1"/>
        <table:table-column table:style-name="co8" table:default-cell-style-name="ce1"/>
        <table:table-column table:style-name="co17" table:default-cell-style-name="ce1"/>
        <table:table-column table:style-name="co15" table:default-cell-style-name="ce1"/>
        <table:table-column table:style-name="co8" table:number-columns-repeated="5" table:default-cell-style-name="ce1"/>
        <table:table-column table:style-name="co5" table:default-cell-style-name="ce1"/>
        <table:table-column table:style-name="co19" table:default-cell-style-name="ce1"/>
        <table:table-column table:style-name="co20" table:default-cell-style-name="ce1"/>
        <table:table-column table:style-name="co12" table:default-cell-style-name="ce1"/>
        <table:table-column table:style-name="co21" table:default-cell-style-name="ce1"/>
        <table:table-column table:style-name="co8" table:default-cell-style-name="ce1"/>
        <table:table-column table:style-name="co22" table:default-cell-style-name="ce1"/>
        <table:table-column table:style-name="co23" table:default-cell-style-name="ce1"/>
        <table:table-column table:style-name="co24" table:number-columns-repeated="2" table:default-cell-style-name="ce1"/>
        <table:table-column table:style-name="co25" table:default-cell-style-name="ce1"/>
        <table:table-column table:style-name="co24" table:number-columns-repeated="5" table:default-cell-style-name="ce1"/>
        <table:table-column table:style-name="co16" table:default-cell-style-name="ce1"/>
        <table:table-column table:style-name="co14" table:default-cell-style-name="ce1"/>
        <table:table-column table:style-name="co5" table:default-cell-style-name="ce1"/>
        <table:table-column table:style-name="co12" table:default-cell-style-name="ce1"/>
        <table:table-column table:style-name="co26" table:default-cell-style-name="ce1"/>
        <table:table-column table:style-name="co8" table:default-cell-style-name="ce1"/>
        <table:table-column table:style-name="co22" table:default-cell-style-name="ce1"/>
        <table:table-column table:style-name="co23" table:default-cell-style-name="ce1"/>
        <table:table-column table:style-name="co10" table:default-cell-style-name="ce1"/>
        <table:table-column table:style-name="co27" table:default-cell-style-name="ce1"/>
        <table:table-column table:style-name="co5" table:number-columns-repeated="2" table:default-cell-style-name="ce1"/>
        <table:table-column table:style-name="co28" table:default-cell-style-name="ce1"/>
        <table:table-column table:style-name="co29" table:default-cell-style-name="ce1"/>
        <table:table-column table:style-name="co22" table:default-cell-style-name="ce1"/>
        <table:table-column table:style-name="co23" table:default-cell-style-name="ce1"/>
        <table:table-column table:style-name="co10" table:default-cell-style-name="ce1"/>
        <table:table-column table:style-name="co2" table:default-cell-style-name="ce1"/>
        <table:table-column table:style-name="co30" table:default-cell-style-name="ce1"/>
        <table:table-column table:style-name="co13" table:number-columns-repeated="5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12" table:default-cell-style-name="ce1"/>
        <table:table-column table:style-name="co9" table:default-cell-style-name="ce1"/>
        <table:table-column table:style-name="co34" table:number-columns-repeated="3" table:default-cell-style-name="ce1"/>
        <table:table-column table:style-name="co16" table:default-cell-style-name="ce1"/>
        <table:table-column table:style-name="co35" table:default-cell-style-name="ce1"/>
        <table:table-column table:style-name="co11" table:default-cell-style-name="ce1"/>
        <table:table-column table:style-name="co36" table:default-cell-style-name="ce1"/>
        <table:table-column table:style-name="co35" table:default-cell-style-name="ce1"/>
        <table:table-column table:style-name="co24" table:default-cell-style-name="ce1"/>
        <table:table-column table:style-name="co22" table:default-cell-style-name="ce1"/>
        <table:table-column table:style-name="co23" table:default-cell-style-name="ce1"/>
        <table:table-column table:style-name="co37" table:number-columns-repeated="2" table:default-cell-style-name="ce1"/>
        <table:table-column table:style-name="co15" table:default-cell-style-name="ce1"/>
        <table:table-column table:style-name="co37" table:number-columns-repeated="5" table:default-cell-style-name="ce1"/>
        <table:table-column table:style-name="co5" table:default-cell-style-name="ce1"/>
        <table:table-column table:style-name="co38" table:default-cell-style-name="ce1"/>
        <table:table-column table:style-name="co6" table:default-cell-style-name="ce1"/>
        <table:table-column table:style-name="co38" table:number-columns-repeated="5" table:default-cell-style-name="ce1"/>
        <table:table-column table:style-name="co39" table:number-columns-repeated="2" table:default-cell-style-name="ce1"/>
        <table:table-column table:style-name="co15" table:default-cell-style-name="ce1"/>
        <table:table-column table:style-name="co39" table:number-columns-repeated="5" table:default-cell-style-name="ce1"/>
        <table:table-column table:style-name="co13" table:number-columns-repeated="2" table:default-cell-style-name="ce1"/>
        <table:table-column table:style-name="co5" table:default-cell-style-name="ce1"/>
        <table:table-column table:style-name="co36" table:default-cell-style-name="ce1"/>
        <table:table-column table:style-name="co40" table:default-cell-style-name="ce1"/>
        <table:table-column table:style-name="co13" table:default-cell-style-name="ce1"/>
        <table:table-column table:style-name="co22" table:default-cell-style-name="ce1"/>
        <table:table-column table:style-name="co1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8" table:default-cell-style-name="ce1"/>
        <table:table-column table:style-name="co9" table:default-cell-style-name="ce1"/>
        <table:table-column table:style-name="co38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default-cell-style-name="ce1"/>
        <table:table-column table:style-name="co9" table:default-cell-style-name="ce1"/>
        <table:table-column table:style-name="co4" table:number-columns-repeated="3" table:default-cell-style-name="ce1"/>
        <table:table-column table:style-name="co16" table:default-cell-style-name="ce1"/>
        <table:table-column table:style-name="co41" table:default-cell-style-name="ce1"/>
        <table:table-column table:style-name="co20" table:default-cell-style-name="ce1"/>
        <table:table-column table:style-name="co12" table:default-cell-style-name="ce1"/>
        <table:table-column table:style-name="co27" table:default-cell-style-name="ce1"/>
        <table:table-column table:style-name="co38" table:default-cell-style-name="ce1"/>
        <table:table-column table:style-name="co22" table:default-cell-style-name="ce1"/>
        <table:table-column table:style-name="co23" table:default-cell-style-name="ce1"/>
        <table:table-column table:style-name="co10" table:default-cell-style-name="ce1"/>
        <table:table-column table:style-name="co2" table:default-cell-style-name="ce1"/>
        <table:table-column table:style-name="co35" table:default-cell-style-name="ce1"/>
        <table:table-column table:style-name="co29" table:default-cell-style-name="ce1"/>
        <table:table-column table:style-name="co9" table:default-cell-style-name="ce1"/>
        <table:table-column table:style-name="co29" table:number-columns-repeated="3" table:default-cell-style-name="ce1"/>
        <table:table-column table:style-name="co8" table:default-cell-style-name="ce1"/>
        <table:table-column table:style-name="co4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number-columns-repeated="2" table:default-cell-style-name="ce1"/>
        <table:table-column table:style-name="co5" table:default-cell-style-name="ce1"/>
        <table:table-column table:style-name="co16" table:default-cell-style-name="ce1"/>
        <table:table-column table:style-name="co30" table:default-cell-style-name="ce1"/>
        <table:table-column table:style-name="co5" table:default-cell-style-name="ce1"/>
        <table:table-column table:style-name="co12" table:default-cell-style-name="ce1"/>
        <table:table-column table:style-name="co35" table:default-cell-style-name="ce1"/>
        <table:table-column table:style-name="co34" table:default-cell-style-name="ce1"/>
        <table:table-column table:style-name="co22" table:default-cell-style-name="ce1"/>
        <table:table-column table:style-name="co34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8" table:number-columns-repeated="5" table:default-cell-style-name="ce1"/>
        <table:table-column table:style-name="co16" table:default-cell-style-name="ce1"/>
        <table:table-column table:style-name="co17" table:default-cell-style-name="ce1"/>
        <table:table-column table:style-name="co33" table:default-cell-style-name="ce1"/>
        <table:table-column table:style-name="co12" table:default-cell-style-name="ce1"/>
        <table:table-column table:style-name="co9" table:default-cell-style-name="ce1"/>
        <table:table-column table:style-name="co13" table:default-cell-style-name="ce1"/>
        <table:table-column table:style-name="co22" table:default-cell-style-name="ce1"/>
        <table:table-column table:style-name="co23" table:default-cell-style-name="ce1"/>
        <table:table-column table:style-name="co43" table:number-columns-repeated="808" table:default-cell-style-name="ce1"/>
        <table:table-row table:style-name="ro1">
          <table:table-cell office:value-type="string">
            <text:p>AT_2010</text:p>
          </table:table-cell>
          <table:table-cell office:value-type="string">
            <text:p>AT_2009</text:p>
          </table:table-cell>
          <table:table-cell office:value-type="string">
            <text:p>AT_2008</text:p>
          </table:table-cell>
          <table:table-cell office:value-type="string">
            <text:p>AT_2007</text:p>
          </table:table-cell>
          <table:table-cell office:value-type="string">
            <text:p>AT_2006</text:p>
          </table:table-cell>
          <table:table-cell office:value-type="string">
            <text:p>AT_2005</text:p>
          </table:table-cell>
          <table:table-cell office:value-type="string">
            <text:p>AT_2004</text:p>
          </table:table-cell>
          <table:table-cell office:value-type="string">
            <text:p>AT_2003</text:p>
          </table:table-cell>
          <table:table-cell office:value-type="string">
            <text:p>BE_2010</text:p>
          </table:table-cell>
          <table:table-cell office:value-type="string">
            <text:p>BE_2009</text:p>
          </table:table-cell>
          <table:table-cell office:value-type="string">
            <text:p>BE_2008</text:p>
          </table:table-cell>
          <table:table-cell office:value-type="string">
            <text:p>BE_2007</text:p>
          </table:table-cell>
          <table:table-cell office:value-type="string">
            <text:p>BE_2006</text:p>
          </table:table-cell>
          <table:table-cell office:value-type="string">
            <text:p>BE_2005</text:p>
          </table:table-cell>
          <table:table-cell office:value-type="string">
            <text:p>BE_2004</text:p>
          </table:table-cell>
          <table:table-cell office:value-type="string">
            <text:p>BE_2003</text:p>
          </table:table-cell>
          <table:table-cell office:value-type="string">
            <text:p>BG_2010</text:p>
          </table:table-cell>
          <table:table-cell office:value-type="string">
            <text:p>BG_2009</text:p>
          </table:table-cell>
          <table:table-cell office:value-type="string">
            <text:p>BG_2008</text:p>
          </table:table-cell>
          <table:table-cell office:value-type="string">
            <text:p>BG_2007</text:p>
          </table:table-cell>
          <table:table-cell office:value-type="string">
            <text:p>BG_2006</text:p>
          </table:table-cell>
          <table:table-cell office:value-type="string">
            <text:p>BG_2005</text:p>
          </table:table-cell>
          <table:table-cell office:value-type="string">
            <text:p>BG_2004</text:p>
          </table:table-cell>
          <table:table-cell office:value-type="string">
            <text:p>BG_2003</text:p>
          </table:table-cell>
          <table:table-cell office:value-type="string">
            <text:p>CY_2010</text:p>
          </table:table-cell>
          <table:table-cell office:value-type="string">
            <text:p>CY_2009</text:p>
          </table:table-cell>
          <table:table-cell office:value-type="string">
            <text:p>CY_2008</text:p>
          </table:table-cell>
          <table:table-cell office:value-type="string">
            <text:p>CY_2007</text:p>
          </table:table-cell>
          <table:table-cell office:value-type="string">
            <text:p>CY_2006</text:p>
          </table:table-cell>
          <table:table-cell office:value-type="string">
            <text:p>CY_2005</text:p>
          </table:table-cell>
          <table:table-cell office:value-type="string">
            <text:p>CY_2004</text:p>
          </table:table-cell>
          <table:table-cell office:value-type="string">
            <text:p>CY_2003</text:p>
          </table:table-cell>
          <table:table-cell office:value-type="string">
            <text:p>CZ_2010</text:p>
          </table:table-cell>
          <table:table-cell office:value-type="string">
            <text:p>CZ_2009</text:p>
          </table:table-cell>
          <table:table-cell office:value-type="string">
            <text:p>CZ_2008</text:p>
          </table:table-cell>
          <table:table-cell office:value-type="string">
            <text:p>CZ_2007</text:p>
          </table:table-cell>
          <table:table-cell office:value-type="string">
            <text:p>CZ_2006</text:p>
          </table:table-cell>
          <table:table-cell office:value-type="string">
            <text:p>CZ_2005</text:p>
          </table:table-cell>
          <table:table-cell office:value-type="string">
            <text:p>CZ_2004</text:p>
          </table:table-cell>
          <table:table-cell office:value-type="string">
            <text:p>CZ_2003</text:p>
          </table:table-cell>
          <table:table-cell office:value-type="string">
            <text:p>DE_2010</text:p>
          </table:table-cell>
          <table:table-cell office:value-type="string">
            <text:p>DE_2009</text:p>
          </table:table-cell>
          <table:table-cell office:value-type="string">
            <text:p>DE_2008</text:p>
          </table:table-cell>
          <table:table-cell office:value-type="string">
            <text:p>DE_2007</text:p>
          </table:table-cell>
          <table:table-cell office:value-type="string">
            <text:p>DE_2006</text:p>
          </table:table-cell>
          <table:table-cell office:value-type="string">
            <text:p>DE_2005</text:p>
          </table:table-cell>
          <table:table-cell office:value-type="string">
            <text:p>DE_2004</text:p>
          </table:table-cell>
          <table:table-cell office:value-type="string">
            <text:p>DE_2003</text:p>
          </table:table-cell>
          <table:table-cell office:value-type="string">
            <text:p>DK_2010</text:p>
          </table:table-cell>
          <table:table-cell office:value-type="string">
            <text:p>DK_2009</text:p>
          </table:table-cell>
          <table:table-cell office:value-type="string">
            <text:p>DK_2008</text:p>
          </table:table-cell>
          <table:table-cell office:value-type="string">
            <text:p>DK_2007</text:p>
          </table:table-cell>
          <table:table-cell office:value-type="string">
            <text:p>DK_2006</text:p>
          </table:table-cell>
          <table:table-cell office:value-type="string">
            <text:p>DK_2005</text:p>
          </table:table-cell>
          <table:table-cell office:value-type="string">
            <text:p>DK_2004</text:p>
          </table:table-cell>
          <table:table-cell office:value-type="string">
            <text:p>DK_2003</text:p>
          </table:table-cell>
          <table:table-cell office:value-type="string">
            <text:p>EE_2010</text:p>
          </table:table-cell>
          <table:table-cell office:value-type="string">
            <text:p>EE_2009</text:p>
          </table:table-cell>
          <table:table-cell office:value-type="string">
            <text:p>EE_2008</text:p>
          </table:table-cell>
          <table:table-cell office:value-type="string">
            <text:p>EE_2007</text:p>
          </table:table-cell>
          <table:table-cell office:value-type="string">
            <text:p>EE_2006</text:p>
          </table:table-cell>
          <table:table-cell office:value-type="string">
            <text:p>EE_2005</text:p>
          </table:table-cell>
          <table:table-cell office:value-type="string">
            <text:p>EE_2004</text:p>
          </table:table-cell>
          <table:table-cell office:value-type="string">
            <text:p>EE_2003</text:p>
          </table:table-cell>
          <table:table-cell office:value-type="string">
            <text:p>ES_2010</text:p>
          </table:table-cell>
          <table:table-cell office:value-type="string">
            <text:p>ES_2009</text:p>
          </table:table-cell>
          <table:table-cell office:value-type="string">
            <text:p>ES_2008</text:p>
          </table:table-cell>
          <table:table-cell office:value-type="string">
            <text:p>ES_2007</text:p>
          </table:table-cell>
          <table:table-cell office:value-type="string">
            <text:p>ES_2006</text:p>
          </table:table-cell>
          <table:table-cell office:value-type="string">
            <text:p>ES_2005</text:p>
          </table:table-cell>
          <table:table-cell office:value-type="string">
            <text:p>ES_2004</text:p>
          </table:table-cell>
          <table:table-cell office:value-type="string">
            <text:p>ES_2003</text:p>
          </table:table-cell>
          <table:table-cell office:value-type="string">
            <text:p>FI_2010</text:p>
          </table:table-cell>
          <table:table-cell office:value-type="string">
            <text:p>FI_2009</text:p>
          </table:table-cell>
          <table:table-cell office:value-type="string">
            <text:p>FI_2008</text:p>
          </table:table-cell>
          <table:table-cell office:value-type="string">
            <text:p>FI_2007</text:p>
          </table:table-cell>
          <table:table-cell office:value-type="string">
            <text:p>FI_2006</text:p>
          </table:table-cell>
          <table:table-cell office:value-type="string">
            <text:p>FI_2005</text:p>
          </table:table-cell>
          <table:table-cell office:value-type="string">
            <text:p>FI_2004</text:p>
          </table:table-cell>
          <table:table-cell office:value-type="string">
            <text:p>FI_2003</text:p>
          </table:table-cell>
          <table:table-cell office:value-type="string">
            <text:p>FR_2010</text:p>
          </table:table-cell>
          <table:table-cell office:value-type="string">
            <text:p>FR_2009</text:p>
          </table:table-cell>
          <table:table-cell office:value-type="string">
            <text:p>FR_2008</text:p>
          </table:table-cell>
          <table:table-cell office:value-type="string">
            <text:p>FR_2007</text:p>
          </table:table-cell>
          <table:table-cell office:value-type="string">
            <text:p>FR_2006</text:p>
          </table:table-cell>
          <table:table-cell office:value-type="string">
            <text:p>FR_2005</text:p>
          </table:table-cell>
          <table:table-cell office:value-type="string">
            <text:p>FR_2004</text:p>
          </table:table-cell>
          <table:table-cell office:value-type="string">
            <text:p>FR_2003</text:p>
          </table:table-cell>
          <table:table-cell office:value-type="string">
            <text:p>GR_2010</text:p>
          </table:table-cell>
          <table:table-cell office:value-type="string">
            <text:p>GR_2009</text:p>
          </table:table-cell>
          <table:table-cell office:value-type="string">
            <text:p>GR_2008</text:p>
          </table:table-cell>
          <table:table-cell office:value-type="string">
            <text:p>GR_2007</text:p>
          </table:table-cell>
          <table:table-cell office:value-type="string">
            <text:p>GR_2006</text:p>
          </table:table-cell>
          <table:table-cell office:value-type="string">
            <text:p>GR_2005</text:p>
          </table:table-cell>
          <table:table-cell office:value-type="string">
            <text:p>GR_2004</text:p>
          </table:table-cell>
          <table:table-cell office:value-type="string">
            <text:p>GR_2003</text:p>
          </table:table-cell>
          <table:table-cell office:value-type="string">
            <text:p>HU_2010</text:p>
          </table:table-cell>
          <table:table-cell office:value-type="string">
            <text:p>HU_2009</text:p>
          </table:table-cell>
          <table:table-cell office:value-type="string">
            <text:p>HU_2008</text:p>
          </table:table-cell>
          <table:table-cell office:value-type="string">
            <text:p>HU_2007</text:p>
          </table:table-cell>
          <table:table-cell office:value-type="string">
            <text:p>HU_2006</text:p>
          </table:table-cell>
          <table:table-cell office:value-type="string">
            <text:p>HU_2005</text:p>
          </table:table-cell>
          <table:table-cell office:value-type="string">
            <text:p>HU_2004</text:p>
          </table:table-cell>
          <table:table-cell office:value-type="string">
            <text:p>HU_2003</text:p>
          </table:table-cell>
          <table:table-cell office:value-type="string">
            <text:p>IE_2010</text:p>
          </table:table-cell>
          <table:table-cell office:value-type="string">
            <text:p>IE_2009</text:p>
          </table:table-cell>
          <table:table-cell office:value-type="string">
            <text:p>IE_2008</text:p>
          </table:table-cell>
          <table:table-cell office:value-type="string">
            <text:p>IE_2007</text:p>
          </table:table-cell>
          <table:table-cell office:value-type="string">
            <text:p>IE_2006</text:p>
          </table:table-cell>
          <table:table-cell office:value-type="string">
            <text:p>IE_2005</text:p>
          </table:table-cell>
          <table:table-cell office:value-type="string">
            <text:p>IE_2004</text:p>
          </table:table-cell>
          <table:table-cell office:value-type="string">
            <text:p>IE_2003</text:p>
          </table:table-cell>
          <table:table-cell office:value-type="string">
            <text:p>IT_2010</text:p>
          </table:table-cell>
          <table:table-cell office:value-type="string">
            <text:p>IT_2009</text:p>
          </table:table-cell>
          <table:table-cell office:value-type="string">
            <text:p>IT_2008</text:p>
          </table:table-cell>
          <table:table-cell office:value-type="string">
            <text:p>IT_2007</text:p>
          </table:table-cell>
          <table:table-cell office:value-type="string">
            <text:p>IT_2006</text:p>
          </table:table-cell>
          <table:table-cell office:value-type="string">
            <text:p>IT_2005</text:p>
          </table:table-cell>
          <table:table-cell office:value-type="string">
            <text:p>IT_2004</text:p>
          </table:table-cell>
          <table:table-cell office:value-type="string">
            <text:p>IT_2003</text:p>
          </table:table-cell>
          <table:table-cell office:value-type="string">
            <text:p>LT_2010</text:p>
          </table:table-cell>
          <table:table-cell office:value-type="string">
            <text:p>LT_2009</text:p>
          </table:table-cell>
          <table:table-cell office:value-type="string">
            <text:p>LT_2008</text:p>
          </table:table-cell>
          <table:table-cell office:value-type="string">
            <text:p>LT_2007</text:p>
          </table:table-cell>
          <table:table-cell office:value-type="string">
            <text:p>LT_2006</text:p>
          </table:table-cell>
          <table:table-cell office:value-type="string">
            <text:p>LT_2005</text:p>
          </table:table-cell>
          <table:table-cell office:value-type="string">
            <text:p>LT_2004</text:p>
          </table:table-cell>
          <table:table-cell office:value-type="string">
            <text:p>LT_2003</text:p>
          </table:table-cell>
          <table:table-cell office:value-type="string">
            <text:p>LU_2010</text:p>
          </table:table-cell>
          <table:table-cell office:value-type="string">
            <text:p>LU_2009</text:p>
          </table:table-cell>
          <table:table-cell office:value-type="string">
            <text:p>LU_2008</text:p>
          </table:table-cell>
          <table:table-cell office:value-type="string">
            <text:p>LU_2007</text:p>
          </table:table-cell>
          <table:table-cell office:value-type="string">
            <text:p>LU_2006</text:p>
          </table:table-cell>
          <table:table-cell office:value-type="string">
            <text:p>LU_2005</text:p>
          </table:table-cell>
          <table:table-cell office:value-type="string">
            <text:p>LU_2004</text:p>
          </table:table-cell>
          <table:table-cell office:value-type="string">
            <text:p>LU_2003</text:p>
          </table:table-cell>
          <table:table-cell office:value-type="string">
            <text:p>LV_2010</text:p>
          </table:table-cell>
          <table:table-cell office:value-type="string">
            <text:p>LV_2009</text:p>
          </table:table-cell>
          <table:table-cell office:value-type="string">
            <text:p>LV_2008</text:p>
          </table:table-cell>
          <table:table-cell office:value-type="string">
            <text:p>LV_2007</text:p>
          </table:table-cell>
          <table:table-cell office:value-type="string">
            <text:p>LV_2006</text:p>
          </table:table-cell>
          <table:table-cell office:value-type="string">
            <text:p>LV_2005</text:p>
          </table:table-cell>
          <table:table-cell office:value-type="string">
            <text:p>LV_2004</text:p>
          </table:table-cell>
          <table:table-cell office:value-type="string">
            <text:p>LV_2003</text:p>
          </table:table-cell>
          <table:table-cell office:value-type="string">
            <text:p>MT_2010</text:p>
          </table:table-cell>
          <table:table-cell office:value-type="string">
            <text:p>MT_2009</text:p>
          </table:table-cell>
          <table:table-cell office:value-type="string">
            <text:p>MT_2008</text:p>
          </table:table-cell>
          <table:table-cell office:value-type="string">
            <text:p>MT_2007</text:p>
          </table:table-cell>
          <table:table-cell office:value-type="string">
            <text:p>MT_2006</text:p>
          </table:table-cell>
          <table:table-cell office:value-type="string">
            <text:p>MT_2005</text:p>
          </table:table-cell>
          <table:table-cell office:value-type="string">
            <text:p>MT_2004</text:p>
          </table:table-cell>
          <table:table-cell office:value-type="string">
            <text:p>MT_2003</text:p>
          </table:table-cell>
          <table:table-cell office:value-type="string">
            <text:p>NL_2010</text:p>
          </table:table-cell>
          <table:table-cell office:value-type="string">
            <text:p>NL_2009</text:p>
          </table:table-cell>
          <table:table-cell office:value-type="string">
            <text:p>NL_2008</text:p>
          </table:table-cell>
          <table:table-cell office:value-type="string">
            <text:p>NL_2007</text:p>
          </table:table-cell>
          <table:table-cell office:value-type="string">
            <text:p>NL_2006</text:p>
          </table:table-cell>
          <table:table-cell office:value-type="string">
            <text:p>NL_2005</text:p>
          </table:table-cell>
          <table:table-cell office:value-type="string">
            <text:p>NL_2004</text:p>
          </table:table-cell>
          <table:table-cell office:value-type="string">
            <text:p>NL_2003</text:p>
          </table:table-cell>
          <table:table-cell office:value-type="string">
            <text:p>PL_2010</text:p>
          </table:table-cell>
          <table:table-cell office:value-type="string">
            <text:p>PL_2009</text:p>
          </table:table-cell>
          <table:table-cell office:value-type="string">
            <text:p>PL_2008</text:p>
          </table:table-cell>
          <table:table-cell office:value-type="string">
            <text:p>PL_2007</text:p>
          </table:table-cell>
          <table:table-cell office:value-type="string">
            <text:p>PL_2006</text:p>
          </table:table-cell>
          <table:table-cell office:value-type="string">
            <text:p>PL_2005</text:p>
          </table:table-cell>
          <table:table-cell office:value-type="string">
            <text:p>PL_2004</text:p>
          </table:table-cell>
          <table:table-cell office:value-type="string">
            <text:p>PL_2003</text:p>
          </table:table-cell>
          <table:table-cell office:value-type="string">
            <text:p>PT_2010</text:p>
          </table:table-cell>
          <table:table-cell office:value-type="string">
            <text:p>PT_2009</text:p>
          </table:table-cell>
          <table:table-cell office:value-type="string">
            <text:p>PT_2008</text:p>
          </table:table-cell>
          <table:table-cell office:value-type="string">
            <text:p>PT_2007</text:p>
          </table:table-cell>
          <table:table-cell office:value-type="string">
            <text:p>PT_2006</text:p>
          </table:table-cell>
          <table:table-cell office:value-type="string">
            <text:p>PT_2005</text:p>
          </table:table-cell>
          <table:table-cell office:value-type="string">
            <text:p>PT_2004</text:p>
          </table:table-cell>
          <table:table-cell office:value-type="string">
            <text:p>PT_2003</text:p>
          </table:table-cell>
          <table:table-cell office:value-type="string">
            <text:p>RO_2010</text:p>
          </table:table-cell>
          <table:table-cell office:value-type="string">
            <text:p>RO_2009</text:p>
          </table:table-cell>
          <table:table-cell office:value-type="string">
            <text:p>RO_2008</text:p>
          </table:table-cell>
          <table:table-cell office:value-type="string">
            <text:p>RO_2007</text:p>
          </table:table-cell>
          <table:table-cell office:value-type="string">
            <text:p>RO_2006</text:p>
          </table:table-cell>
          <table:table-cell office:value-type="string">
            <text:p>RO_2005</text:p>
          </table:table-cell>
          <table:table-cell office:value-type="string">
            <text:p>RO_2004</text:p>
          </table:table-cell>
          <table:table-cell office:value-type="string">
            <text:p>RO_2003</text:p>
          </table:table-cell>
          <table:table-cell office:value-type="string">
            <text:p>SE_2010</text:p>
          </table:table-cell>
          <table:table-cell office:value-type="string">
            <text:p>SE_2009</text:p>
          </table:table-cell>
          <table:table-cell office:value-type="string">
            <text:p>SE_2008</text:p>
          </table:table-cell>
          <table:table-cell office:value-type="string">
            <text:p>SE_2007</text:p>
          </table:table-cell>
          <table:table-cell office:value-type="string">
            <text:p>SE_2006</text:p>
          </table:table-cell>
          <table:table-cell office:value-type="string">
            <text:p>SE_2005</text:p>
          </table:table-cell>
          <table:table-cell office:value-type="string">
            <text:p>SE_2004</text:p>
          </table:table-cell>
          <table:table-cell office:value-type="string">
            <text:p>SE_2003</text:p>
          </table:table-cell>
          <table:table-cell office:value-type="string">
            <text:p>SI_2010</text:p>
          </table:table-cell>
          <table:table-cell office:value-type="string">
            <text:p>SI_2009</text:p>
          </table:table-cell>
          <table:table-cell office:value-type="string">
            <text:p>SI_2008</text:p>
          </table:table-cell>
          <table:table-cell office:value-type="string">
            <text:p>SI_2007</text:p>
          </table:table-cell>
          <table:table-cell office:value-type="string">
            <text:p>SI_2006</text:p>
          </table:table-cell>
          <table:table-cell office:value-type="string">
            <text:p>SI_2005</text:p>
          </table:table-cell>
          <table:table-cell office:value-type="string">
            <text:p>SI_2004</text:p>
          </table:table-cell>
          <table:table-cell office:value-type="string">
            <text:p>SI_2003</text:p>
          </table:table-cell>
          <table:table-cell office:value-type="string">
            <text:p>SK_2010</text:p>
          </table:table-cell>
          <table:table-cell office:value-type="string">
            <text:p>SK_2009</text:p>
          </table:table-cell>
          <table:table-cell office:value-type="string">
            <text:p>SK_2008</text:p>
          </table:table-cell>
          <table:table-cell office:value-type="string">
            <text:p>SK_2007</text:p>
          </table:table-cell>
          <table:table-cell office:value-type="string">
            <text:p>SK_2006</text:p>
          </table:table-cell>
          <table:table-cell office:value-type="string">
            <text:p>SK_2005</text:p>
          </table:table-cell>
          <table:table-cell office:value-type="string">
            <text:p>SK_2004</text:p>
          </table:table-cell>
          <table:table-cell office:value-type="string">
            <text:p>SK_2003</text:p>
          </table:table-cell>
          <table:table-cell office:value-type="string">
            <text:p>UK_2010</text:p>
          </table:table-cell>
          <table:table-cell office:value-type="string">
            <text:p>UK_2009</text:p>
          </table:table-cell>
          <table:table-cell office:value-type="string">
            <text:p>UK_2008</text:p>
          </table:table-cell>
          <table:table-cell office:value-type="string">
            <text:p>UK_2007</text:p>
          </table:table-cell>
          <table:table-cell office:value-type="string">
            <text:p>UK_2006</text:p>
          </table:table-cell>
          <table:table-cell office:value-type="string">
            <text:p>UK_2005</text:p>
          </table:table-cell>
          <table:table-cell office:value-type="string">
            <text:p>UK_2004</text:p>
          </table:table-cell>
          <table:table-cell office:value-type="string">
            <text:p>UK_2003</text:p>
          </table:table-cell>
          <table:table-cell table:number-columns-repeated="808"/>
        </table:table-row>
        <table:table-row table:style-name="ro2">
          <table:table-cell table:style-name="ce2" office:value-type="string">
            <text:p>Austropotamobius pallipes</text:p>
          </table:table-cell>
          <table:table-cell office:value-type="string">
            <text:p>Acipenser gueldenstaedtii</text:p>
          </table:table-cell>
          <table:table-cell office:value-type="string">
            <text:p>Anguilla anguilla</text:p>
          </table:table-cell>
          <table:table-cell table:number-columns-repeated="5" office:value-type="string">
            <text:p>-</text:p>
          </table:table-cell>
          <table:table-cell office:value-type="string">
            <text:p>Margaritifera auricularia</text:p>
          </table:table-cell>
          <table:table-cell office:value-type="string">
            <text:p>Acipenser sturio</text:p>
          </table:table-cell>
          <table:table-cell office:value-type="string">
            <text:p>Anguilla anguilla</text:p>
          </table:table-cell>
          <table:table-cell office:value-type="string">
            <text:p>-</text:p>
          </table:table-cell>
          <table:table-cell office:value-type="string">
            <text:p>Dipturus batis</text:p>
          </table:table-cell>
          <table:table-cell table:number-columns-repeated="3" office:value-type="string">
            <text:p>-</text:p>
          </table:table-cell>
          <table:table-cell office:value-type="string">
            <text:p>Numenius tenuirostris</text:p>
          </table:table-cell>
          <table:table-cell office:value-type="string">
            <text:p>Acipenser gueldenstaedtii</text:p>
          </table:table-cell>
          <table:table-cell office:value-type="string">
            <text:p>Alburnus mandrensis</text:p>
          </table:table-cell>
          <table:table-cell office:value-type="string">
            <text:p>Rhinobatos rhinobatos</text:p>
          </table:table-cell>
          <table:table-cell office:value-type="string">
            <text:p>Squatina squatina</text:p>
          </table:table-cell>
          <table:table-cell table:number-columns-repeated="11" office:value-type="string">
            <text:p>-</text:p>
          </table:table-cell>
          <table:table-cell office:value-type="string">
            <text:p>Margaritifera auricularia</text:p>
          </table:table-cell>
          <table:table-cell office:value-type="string">
            <text:p>Ampedus quadrisignatus</text:p>
          </table:table-cell>
          <table:table-cell office:value-type="string">
            <text:p>Anguilla anguilla</text:p>
          </table:table-cell>
          <table:table-cell table:number-columns-repeated="5" office:value-type="string">
            <text:p>-</text:p>
          </table:table-cell>
          <table:table-cell office:value-type="string">
            <text:p>Austropotamobius pallipes</text:p>
          </table:table-cell>
          <table:table-cell office:value-type="string">
            <text:p>Acipenser sturio</text:p>
          </table:table-cell>
          <table:table-cell office:value-type="string">
            <text:p>Anguilla anguilla</text:p>
          </table:table-cell>
          <table:table-cell office:value-type="string">
            <text:p>Rhinobatos rhinobatos</text:p>
          </table:table-cell>
          <table:table-cell office:value-type="string">
            <text:p>Dipturus batis</text:p>
          </table:table-cell>
          <table:table-cell table:number-columns-repeated="3" office:value-type="string">
            <text:p>-</text:p>
          </table:table-cell>
          <table:table-cell office:value-type="string">
            <text:p>Margaritifera auricularia</text:p>
          </table:table-cell>
          <table:table-cell office:value-type="string">
            <text:p>Acipenser sturio</text:p>
          </table:table-cell>
          <table:table-cell office:value-type="string">
            <text:p>Anguilla anguilla</text:p>
          </table:table-cell>
          <table:table-cell office:value-type="string">
            <text:p>Rhinobatos rhinobatos</text:p>
          </table:table-cell>
          <table:table-cell office:value-type="string">
            <text:p>Dipturus batis</text:p>
          </table:table-cell>
          <table:table-cell table:number-columns-repeated="4" office:value-type="string">
            <text:p>-</text:p>
          </table:table-cell>
          <table:table-cell office:value-type="string">
            <text:p>Limoniscus violaceus</text:p>
          </table:table-cell>
          <table:table-cell office:value-type="string">
            <text:p>Anguilla anguilla</text:p>
          </table:table-cell>
          <table:table-cell table:number-columns-repeated="5" office:value-type="string">
            <text:p>-</text:p>
          </table:table-cell>
          <table:table-cell office:value-type="string">
            <text:p>Margaritifera auricularia</text:p>
          </table:table-cell>
          <table:table-cell office:value-type="string">
            <text:p>Acipenser sturio</text:p>
          </table:table-cell>
          <table:table-cell office:value-type="string">
            <text:p>Algyroides marchi</text:p>
          </table:table-cell>
          <table:table-cell office:value-type="string">
            <text:p>Pilularia minuta</text:p>
          </table:table-cell>
          <table:table-cell office:value-type="string">
            <text:p>Allium rouyi</text:p>
          </table:table-cell>
          <table:table-cell table:style-name="Default" office:value-type="string">
            <text:p>-</text:p>
          </table:table-cell>
          <table:table-cell office:value-type="string">
            <text:p>Epinephelus marginatus</text:p>
          </table:table-cell>
          <table:table-cell office:value-type="string">
            <text:p>Raja undulata</text:p>
          </table:table-cell>
          <table:table-cell table:number-columns-repeated="2" office:value-type="string">
            <text:p>-</text:p>
          </table:table-cell>
          <table:table-cell office:value-type="string">
            <text:p>Anguilla anguilla</text:p>
          </table:table-cell>
          <table:table-cell table:number-columns-repeated="5" office:value-type="string">
            <text:p>-</text:p>
          </table:table-cell>
          <table:table-cell office:value-type="string">
            <text:p>Austropotamobius pallipes</text:p>
          </table:table-cell>
          <table:table-cell office:value-type="string">
            <text:p>Acipenser sturio</text:p>
          </table:table-cell>
          <table:table-cell office:value-type="string">
            <text:p>Anguilla anguilla</text:p>
          </table:table-cell>
          <table:table-cell office:value-type="string">
            <text:p>Pilularia minuta</text:p>
          </table:table-cell>
          <table:table-cell office:value-type="string">
            <text:p>Anchusa crispa</text:p>
          </table:table-cell>
          <table:table-cell office:value-type="string">
            <text:p>-</text:p>
          </table:table-cell>
          <table:table-cell office:value-type="string">
            <text:p>Epinephelus marginatus</text:p>
          </table:table-cell>
          <table:table-cell office:value-type="string">
            <text:p>Raja undulata</text:p>
          </table:table-cell>
          <table:table-cell office:value-type="string">
            <text:p>Numenius tenuirostris</text:p>
          </table:table-cell>
          <table:table-cell office:value-type="string">
            <text:p>Acipenser naccarii</text:p>
          </table:table-cell>
          <table:table-cell office:value-type="string">
            <text:p>Alburnus macedonicus</text:p>
          </table:table-cell>
          <table:table-cell office:value-type="string">
            <text:p>Cordulegaster helladica</text:p>
          </table:table-cell>
          <table:table-cell office:value-type="string">
            <text:p>Aethionema retsina</text:p>
          </table:table-cell>
          <table:table-cell office:value-type="string">
            <text:p>-</text:p>
          </table:table-cell>
          <table:table-cell office:value-type="string">
            <text:p>Epinephelus marginatus</text:p>
          </table:table-cell>
          <table:table-cell office:value-type="string">
            <text:p>Raja undulata</text:p>
          </table:table-cell>
          <table:table-cell office:value-type="string">
            <text:p>Numenius tenuirostris</text:p>
          </table:table-cell>
          <table:table-cell office:value-type="string">
            <text:p>Acipenser gueldenstaedtii</text:p>
          </table:table-cell>
          <table:table-cell office:value-type="string">
            <text:p>Branta ruficollis</text:p>
          </table:table-cell>
          <table:table-cell table:number-columns-repeated="5" office:value-type="string">
            <text:p>-</text:p>
          </table:table-cell>
          <table:table-cell office:value-type="string">
            <text:p>Puffinus mauretanicus</text:p>
          </table:table-cell>
          <table:table-cell office:value-type="string">
            <text:p>Numenius borealis</text:p>
          </table:table-cell>
          <table:table-cell office:value-type="string">
            <text:p>Alosa killarnensis</text:p>
          </table:table-cell>
          <table:table-cell office:value-type="string">
            <text:p>Rhinobatos rhinobatos</text:p>
          </table:table-cell>
          <table:table-cell office:value-type="string">
            <text:p>Dipturus batis</text:p>
          </table:table-cell>
          <table:table-cell table:number-columns-repeated="3" office:value-type="string">
            <text:p>-</text:p>
          </table:table-cell>
          <table:table-cell office:value-type="string">
            <text:p>Alzoniella delmastroi</text:p>
          </table:table-cell>
          <table:table-cell office:value-type="string">
            <text:p>Acipenser naccarii</text:p>
          </table:table-cell>
          <table:table-cell office:value-type="string">
            <text:p>Anguilla anguilla</text:p>
          </table:table-cell>
          <table:table-cell office:value-type="string">
            <text:p>Pilularia minuta</text:p>
          </table:table-cell>
          <table:table-cell office:value-type="string">
            <text:p>Abies nebrodensis</text:p>
          </table:table-cell>
          <table:table-cell office:value-type="string">
            <text:p>-</text:p>
          </table:table-cell>
          <table:table-cell office:value-type="string">
            <text:p>Epinephelus marginatus</text:p>
          </table:table-cell>
          <table:table-cell office:value-type="string">
            <text:p>Raja undulata</text:p>
          </table:table-cell>
          <table:table-cell table:number-columns-repeated="2" office:value-type="string">
            <text:p>-</text:p>
          </table:table-cell>
          <table:table-cell office:value-type="string">
            <text:p>Anguilla anguilla</text:p>
          </table:table-cell>
          <table:table-cell table:number-columns-repeated="5" office:value-type="string">
            <text:p>-</text:p>
          </table:table-cell>
          <table:table-cell office:value-type="string">
            <text:p>Margaritifera auricularia</text:p>
          </table:table-cell>
          <table:table-cell office:value-type="string">
            <text:p>-</text:p>
          </table:table-cell>
          <table:table-cell office:value-type="string">
            <text:p>anguilla anguilla</text:p>
          </table:table-cell>
          <table:table-cell table:number-columns-repeated="7" office:value-type="string">
            <text:p>-</text:p>
          </table:table-cell>
          <table:table-cell office:value-type="string">
            <text:p>Anguilla anguilla</text:p>
          </table:table-cell>
          <table:table-cell table:number-columns-repeated="7" office:value-type="string">
            <text:p>-</text:p>
          </table:table-cell>
          <table:table-cell office:value-type="string">
            <text:p>Balaenoptera physalus</text:p>
          </table:table-cell>
          <table:table-cell office:value-type="string">
            <text:p>Rhinobatos cemiculus</text:p>
          </table:table-cell>
          <table:table-cell office:value-type="string">
            <text:p>Cheirolophus crassifolius</text:p>
          </table:table-cell>
          <table:table-cell office:value-type="string">
            <text:p>-</text:p>
          </table:table-cell>
          <table:table-cell office:value-type="string">
            <text:p>Epinephelus marginatus</text:p>
          </table:table-cell>
          <table:table-cell office:value-type="string">
            <text:p>-</text:p>
          </table:table-cell>
          <table:table-cell office:value-type="string">
            <text:p>Margaritifera auricularia</text:p>
          </table:table-cell>
          <table:table-cell office:value-type="string">
            <text:p>Acipenser sturio</text:p>
          </table:table-cell>
          <table:table-cell office:value-type="string">
            <text:p>Anguilla anguilla</text:p>
          </table:table-cell>
          <table:table-cell office:value-type="string">
            <text:p>-</text:p>
          </table:table-cell>
          <table:table-cell office:value-type="string">
            <text:p>Dipturus batis</text:p>
          </table:table-cell>
          <table:table-cell table:number-columns-repeated="3" office:value-type="string">
            <text:p>-</text:p>
          </table:table-cell>
          <table:table-cell office:value-type="string">
            <text:p>Margaritifera auricularia</text:p>
          </table:table-cell>
          <table:table-cell office:value-type="string">
            <text:p>Acipenser sturio</text:p>
          </table:table-cell>
          <table:table-cell office:value-type="string">
            <text:p>Anguilla anguilla</text:p>
          </table:table-cell>
          <table:table-cell office:value-type="string">
            <text:p>-</text:p>
          </table:table-cell>
          <table:table-cell office:value-type="string">
            <text:p>Dipturus batis</text:p>
          </table:table-cell>
          <table:table-cell table:number-columns-repeated="3" office:value-type="string">
            <text:p>-</text:p>
          </table:table-cell>
          <table:table-cell office:value-type="string">
            <text:p>Austropotamobius pallipes</text:p>
          </table:table-cell>
          <table:table-cell office:value-type="string">
            <text:p>Acipenser sturio</text:p>
          </table:table-cell>
          <table:table-cell office:value-type="string">
            <text:p>Achondrostoma occidentale</text:p>
          </table:table-cell>
          <table:table-cell office:value-type="string">
            <text:p>Pilularia minuta</text:p>
          </table:table-cell>
          <table:table-cell office:value-type="string">
            <text:p>Cobitis calderoni</text:p>
          </table:table-cell>
          <table:table-cell office:value-type="string">
            <text:p>-</text:p>
          </table:table-cell>
          <table:table-cell office:value-type="string">
            <text:p>Epinephelus marginatus</text:p>
          </table:table-cell>
          <table:table-cell office:value-type="string">
            <text:p>Raja undulata</text:p>
          </table:table-cell>
          <table:table-cell office:value-type="string">
            <text:p>Numenius tenuirostris</text:p>
          </table:table-cell>
          <table:table-cell office:value-type="string">
            <text:p>Acipenser gueldenstaedtii</text:p>
          </table:table-cell>
          <table:table-cell office:value-type="string">
            <text:p>Anguilla anguilla</text:p>
          </table:table-cell>
          <table:table-cell office:value-type="string">
            <text:p>-</text:p>
          </table:table-cell>
          <table:table-cell office:value-type="string">
            <text:p>Squatina squatina</text:p>
          </table:table-cell>
          <table:table-cell table:number-columns-repeated="4" office:value-type="string">
            <text:p>-</text:p>
          </table:table-cell>
          <table:table-cell office:value-type="string">
            <text:p>Buprestis splendens</text:p>
          </table:table-cell>
          <table:table-cell office:value-type="string">
            <text:p>Anguilla anguilla</text:p>
          </table:table-cell>
          <table:table-cell office:value-type="string">
            <text:p>-</text:p>
          </table:table-cell>
          <table:table-cell office:value-type="string">
            <text:p>Squatina squatina</text:p>
          </table:table-cell>
          <table:table-cell table:number-columns-repeated="2" office:value-type="string">
            <text:p>-</text:p>
          </table:table-cell>
          <table:table-cell office:value-type="string">
            <text:p>Erioderma pedicellatum</text:p>
          </table:table-cell>
          <table:table-cell office:value-type="string">
            <text:p>Austropotamobius pallipes</text:p>
          </table:table-cell>
          <table:table-cell office:value-type="string">
            <text:p>Ropalopus ungaricus</text:p>
          </table:table-cell>
          <table:table-cell office:value-type="string">
            <text:p>Alburnus sarmaticus</text:p>
          </table:table-cell>
          <table:table-cell office:value-type="string">
            <text:p>Rhinobatos cemiculus</text:p>
          </table:table-cell>
          <table:table-cell office:value-type="string">
            <text:p>Chondrostoma soetta</text:p>
          </table:table-cell>
          <table:table-cell office:value-type="string">
            <text:p>-</text:p>
          </table:table-cell>
          <table:table-cell office:value-type="string">
            <text:p>Epinephelus marginatus</text:p>
          </table:table-cell>
          <table:table-cell table:number-columns-repeated="2" office:value-type="string">
            <text:p>-</text:p>
          </table:table-cell>
          <table:table-cell office:value-type="string">
            <text:p>Ampedus quadrisignatus</text:p>
          </table:table-cell>
          <table:table-cell office:value-type="string">
            <text:p>Anguilla anguilla</text:p>
          </table:table-cell>
          <table:table-cell table:number-columns-repeated="5" office:value-type="string">
            <text:p>-</text:p>
          </table:table-cell>
          <table:table-cell office:value-type="string">
            <text:p>Austropotamobius pallipes</text:p>
          </table:table-cell>
          <table:table-cell office:value-type="string">
            <text:p>Acipenser sturio</text:p>
          </table:table-cell>
          <table:table-cell office:value-type="string">
            <text:p>Anguilla anguilla</text:p>
          </table:table-cell>
          <table:table-cell office:value-type="string">
            <text:p>Rhinobatos rhinobatos</text:p>
          </table:table-cell>
          <table:table-cell office:value-type="string">
            <text:p>Dipturus batis</text:p>
          </table:table-cell>
          <table:table-cell office:value-type="string">
            <text:p>-</text:p>
          </table:table-cell>
          <table:table-cell office:value-type="string">
            <text:p>Epinephelus marginatus</text:p>
          </table:table-cell>
          <table:table-cell office:value-type="string">
            <text:p>Raja undulata</text:p>
          </table:table-cell>
          <table:table-cell table:number-columns-repeated="808"/>
        </table:table-row>
        <table:table-row table:style-name="ro1">
          <table:table-cell office:value-type="string">
            <text:p>Belgrandiella boetersi </text:p>
          </table:table-cell>
          <table:table-cell office:value-type="string">
            <text:p>Ampedus quadrisignatus</text:p>
          </table:table-cell>
          <table:table-cell office:value-type="string">
            <text:p>Branta ruficollis</text:p>
          </table:table-cell>
          <table:table-cell table:number-columns-repeated="7"/>
          <table:table-cell office:value-type="string">
            <text:p>Balaenoptera physalus</text:p>
          </table:table-cell>
          <table:table-cell/>
          <table:table-cell office:value-type="string">
            <text:p>Squatina squatina</text:p>
          </table:table-cell>
          <table:table-cell table:number-columns-repeated="4"/>
          <table:table-cell office:value-type="string">
            <text:p>Acipenser stellatus</text:p>
          </table:table-cell>
          <table:table-cell office:value-type="string">
            <text:p>Alburnus schischkovi</text:p>
          </table:table-cell>
          <table:table-cell table:number-columns-repeated="14"/>
          <table:table-cell office:value-type="string">
            <text:p>Limoniscus violaceus</text:p>
          </table:table-cell>
          <table:table-cell office:value-type="string">
            <text:p>Hucho hucho</text:p>
          </table:table-cell>
          <table:table-cell table:number-columns-repeated="5"/>
          <table:table-cell office:value-type="string">
            <text:p>Margaritifera auricularia</text:p>
          </table:table-cell>
          <table:table-cell office:value-type="string">
            <text:p>Ampedus quadrisignatus</text:p>
          </table:table-cell>
          <table:table-cell office:value-type="string">
            <text:p>Balaenoptera physalus</text:p>
          </table:table-cell>
          <table:table-cell/>
          <table:table-cell office:value-type="string">
            <text:p>Squatina squatina</text:p>
          </table:table-cell>
          <table:table-cell table:number-columns-repeated="4"/>
          <table:table-cell office:value-type="string">
            <text:p>Limoniscus violaceus</text:p>
          </table:table-cell>
          <table:table-cell office:value-type="string">
            <text:p>Balaenoptera physalus</text:p>
          </table:table-cell>
          <table:table-cell/>
          <table:table-cell office:value-type="string">
            <text:p>Squatina squatina</text:p>
          </table:table-cell>
          <table:table-cell table:number-columns-repeated="11"/>
          <table:table-cell office:value-type="string">
            <text:p>Pterodroma madeira</text:p>
          </table:table-cell>
          <table:table-cell office:value-type="string">
            <text:p>Buprestis splendens</text:p>
          </table:table-cell>
          <table:table-cell office:value-type="string">
            <text:p>Anguilla anguilla</text:p>
          </table:table-cell>
          <table:table-cell office:value-type="string">
            <text:p>Pristis perotteti</text:p>
          </table:table-cell>
          <table:table-cell office:value-type="string">
            <text:p>Anaecypris hispanica</text:p>
          </table:table-cell>
          <table:table-cell table:number-columns-repeated="5"/>
          <table:table-cell office:value-type="string">
            <text:p>Coregonus trybomi</text:p>
          </table:table-cell>
          <table:table-cell table:number-columns-repeated="5"/>
          <table:table-cell office:value-type="string">
            <text:p>Graziana cezairensis</text:p>
          </table:table-cell>
          <table:table-cell office:value-type="string">
            <text:p>Ampedus quadrisignatus</text:p>
          </table:table-cell>
          <table:table-cell office:value-type="string">
            <text:p>Balaenoptera musculus</text:p>
          </table:table-cell>
          <table:table-cell office:value-type="string">
            <text:p>Rhinobatos cemiculus</text:p>
          </table:table-cell>
          <table:table-cell office:value-type="string">
            <text:p>Biscutella rotgesii</text:p>
          </table:table-cell>
          <table:table-cell table:number-columns-repeated="4"/>
          <table:table-cell office:value-type="string">
            <text:p>Acipenser stellatus</text:p>
          </table:table-cell>
          <table:table-cell office:value-type="string">
            <text:p>Alburnus vistonicus</text:p>
          </table:table-cell>
          <table:table-cell office:value-type="string">
            <text:p>Pilularia minuta</text:p>
          </table:table-cell>
          <table:table-cell office:value-type="string">
            <text:p>Alosa vistonica</text:p>
          </table:table-cell>
          <table:table-cell table:number-columns-repeated="4"/>
          <table:table-cell office:value-type="string">
            <text:p>Acipenser nudiventris</text:p>
          </table:table-cell>
          <table:table-cell office:value-type="string">
            <text:p>Hucho hucho</text:p>
          </table:table-cell>
          <table:table-cell table:number-columns-repeated="7"/>
          <table:table-cell office:value-type="string">
            <text:p>Anguilla anguilla</text:p>
          </table:table-cell>
          <table:table-cell/>
          <table:table-cell office:value-type="string">
            <text:p>Squatina squatina</text:p>
          </table:table-cell>
          <table:table-cell table:number-columns-repeated="3"/>
          <table:table-cell office:value-type="string">
            <text:p>Armeria helodes</text:p>
          </table:table-cell>
          <table:table-cell office:value-type="string">
            <text:p>Acipenser sturio</text:p>
          </table:table-cell>
          <table:table-cell office:value-type="string">
            <text:p>Balaenoptera physalus</text:p>
          </table:table-cell>
          <table:table-cell office:value-type="string">
            <text:p>Rhinobatos cemiculus</text:p>
          </table:table-cell>
          <table:table-cell office:value-type="string">
            <text:p>Anchusa crispa</text:p>
          </table:table-cell>
          <table:table-cell table:number-columns-repeated="5"/>
          <table:table-cell office:value-type="string">
            <text:p>Mustela lutreola</text:p>
          </table:table-cell>
          <table:table-cell table:number-columns-repeated="15"/>
          <table:table-cell office:value-type="string">
            <text:p>Mustela lutreola</text:p>
          </table:table-cell>
          <table:table-cell table:number-columns-repeated="7"/>
          <table:table-cell office:value-type="string">
            <text:p>Monachus monachus</text:p>
          </table:table-cell>
          <table:table-cell/>
          <table:table-cell office:value-type="string">
            <text:p>Cremnophyton lanfrancoi</text:p>
          </table:table-cell>
          <table:table-cell table:number-columns-repeated="5"/>
          <table:table-cell office:value-type="string">
            <text:p>Balaenoptera physalus</text:p>
          </table:table-cell>
          <table:table-cell/>
          <table:table-cell office:value-type="string">
            <text:p>Squatina squatina</text:p>
          </table:table-cell>
          <table:table-cell table:number-columns-repeated="5"/>
          <table:table-cell office:value-type="string">
            <text:p>Balaenoptera physalus</text:p>
          </table:table-cell>
          <table:table-cell/>
          <table:table-cell office:value-type="string">
            <text:p>Squatina squatina</text:p>
          </table:table-cell>
          <table:table-cell table:number-columns-repeated="3"/>
          <table:table-cell office:value-type="string">
            <text:p>Margaritifera auricularia</text:p>
          </table:table-cell>
          <table:table-cell office:value-type="string">
            <text:p>Anapistula ataecina</text:p>
          </table:table-cell>
          <table:table-cell office:value-type="string">
            <text:p>Anguilla anguilla</text:p>
          </table:table-cell>
          <table:table-cell office:value-type="string">
            <text:p>Rhinobatos rhinobatos</text:p>
          </table:table-cell>
          <table:table-cell office:value-type="string">
            <text:p>Dipturus batis</text:p>
          </table:table-cell>
          <table:table-cell table:number-columns-repeated="4"/>
          <table:table-cell office:value-type="string">
            <text:p>Acipenser nudiventris</text:p>
          </table:table-cell>
          <table:table-cell office:value-type="string">
            <text:p>Branta ruficollis</text:p>
          </table:table-cell>
          <table:table-cell table:number-columns-repeated="7"/>
          <table:table-cell office:value-type="string">
            <text:p>Balaenoptera physalus</text:p>
          </table:table-cell>
          <table:table-cell table:number-columns-repeated="5"/>
          <table:table-cell office:value-type="string">
            <text:p>Kerkia kusceri</text:p>
          </table:table-cell>
          <table:table-cell/>
          <table:table-cell office:value-type="string">
            <text:p>Anguilla anguilla</text:p>
          </table:table-cell>
          <table:table-cell office:value-type="string">
            <text:p>Rhinobatos rhinobatos</text:p>
          </table:table-cell>
          <table:table-cell office:value-type="string">
            <text:p>Dipturus batis</text:p>
          </table:table-cell>
          <table:table-cell table:number-columns-repeated="4"/>
          <table:table-cell office:value-type="string">
            <text:p>Huso huso</text:p>
          </table:table-cell>
          <table:table-cell office:value-type="string">
            <text:p>Hucho hucho</text:p>
          </table:table-cell>
          <table:table-cell table:number-columns-repeated="5"/>
          <table:table-cell office:value-type="string">
            <text:p>Margaritifera auricularia</text:p>
          </table:table-cell>
          <table:table-cell office:value-type="string">
            <text:p>Limoniscus violaceus</text:p>
          </table:table-cell>
          <table:table-cell office:value-type="string">
            <text:p>Balaenoptera borealis</text:p>
          </table:table-cell>
          <table:table-cell/>
          <table:table-cell office:value-type="string">
            <text:p>Rostroraja alba</text:p>
          </table:table-cell>
          <table:table-cell table:number-columns-repeated="811"/>
        </table:table-row>
        <table:table-row table:style-name="ro1">
          <table:table-cell office:value-type="string">
            <text:p>Belgrandiella kreisslorum </text:p>
          </table:table-cell>
          <table:table-cell office:value-type="string">
            <text:p>Belgrandiella aulaei</text:p>
          </table:table-cell>
          <table:table-cell office:value-type="string">
            <text:p>Hucho hucho</text:p>
          </table:table-cell>
          <table:table-cell table:number-columns-repeated="7"/>
          <table:table-cell office:value-type="string">
            <text:p>Eubalaena glacialis</text:p>
          </table:table-cell>
          <table:table-cell table:number-columns-repeated="6"/>
          <table:table-cell office:value-type="string">
            <text:p>Belgrandiella bachkovoensis</text:p>
          </table:table-cell>
          <table:table-cell office:value-type="string">
            <text:p>Anguilla anguilla</text:p>
          </table:table-cell>
          <table:table-cell table:number-columns-repeated="14"/>
          <table:table-cell office:value-type="string">
            <text:p>Ropalopus ungaricus</text:p>
          </table:table-cell>
          <table:table-cell office:value-type="string">
            <text:p>Mustela lutreola</text:p>
          </table:table-cell>
          <table:table-cell table:number-columns-repeated="6"/>
          <table:table-cell office:value-type="string">
            <text:p>Buprestis splendens</text:p>
          </table:table-cell>
          <table:table-cell office:value-type="string">
            <text:p>Branta ruficollis</text:p>
          </table:table-cell>
          <table:table-cell table:number-columns-repeated="7"/>
          <table:table-cell office:value-type="string">
            <text:p>Branta ruficollis</text:p>
          </table:table-cell>
          <table:table-cell table:number-columns-repeated="13"/>
          <table:table-cell office:value-type="string">
            <text:p>Puffinus mauretanicus</text:p>
          </table:table-cell>
          <table:table-cell office:value-type="string">
            <text:p>Genista ancistrocarpa</text:p>
          </table:table-cell>
          <table:table-cell office:value-type="string">
            <text:p>Balaenoptera borealis</text:p>
          </table:table-cell>
          <table:table-cell office:value-type="string">
            <text:p>Rhinobatos cemiculus</text:p>
          </table:table-cell>
          <table:table-cell office:value-type="string">
            <text:p>Antirrhinum subbaeticum</text:p>
          </table:table-cell>
          <table:table-cell table:number-columns-repeated="5"/>
          <table:table-cell office:value-type="string">
            <text:p>Mustela lutreola</text:p>
          </table:table-cell>
          <table:table-cell table:number-columns-repeated="5"/>
          <table:table-cell office:value-type="string">
            <text:p>Graziana provincialis</text:p>
          </table:table-cell>
          <table:table-cell office:value-type="string">
            <text:p>Belgrandia conoidea</text:p>
          </table:table-cell>
          <table:table-cell office:value-type="string">
            <text:p>Balaenoptera physalus</text:p>
          </table:table-cell>
          <table:table-cell office:value-type="string">
            <text:p>Rhinobatos rhinobatos</text:p>
          </table:table-cell>
          <table:table-cell office:value-type="string">
            <text:p>Centranthus trinervis</text:p>
          </table:table-cell>
          <table:table-cell table:number-columns-repeated="4"/>
          <table:table-cell office:value-type="string">
            <text:p>Anaglyptus luteofasciatus</text:p>
          </table:table-cell>
          <table:table-cell office:value-type="string">
            <text:p>Alburnus volviticus</text:p>
          </table:table-cell>
          <table:table-cell office:value-type="string">
            <text:p>Rhinobatos cemiculus</text:p>
          </table:table-cell>
          <table:table-cell office:value-type="string">
            <text:p>Anthemis glaberrima</text:p>
          </table:table-cell>
          <table:table-cell table:number-columns-repeated="4"/>
          <table:table-cell office:value-type="string">
            <text:p>Ampedus quadrisignatus</text:p>
          </table:table-cell>
          <table:table-cell office:value-type="string">
            <text:p>Mustela lutreola</text:p>
          </table:table-cell>
          <table:table-cell table:number-columns-repeated="7"/>
          <table:table-cell office:value-type="string">
            <text:p>Balaenoptera borealis</text:p>
          </table:table-cell>
          <table:table-cell table:number-columns-repeated="5"/>
          <table:table-cell office:value-type="string">
            <text:p>Austropotamobius pallipes</text:p>
          </table:table-cell>
          <table:table-cell office:value-type="string">
            <text:p>Ampedus quadrisignatus</text:p>
          </table:table-cell>
          <table:table-cell office:value-type="string">
            <text:p>Bombina pachypus</text:p>
          </table:table-cell>
          <table:table-cell office:value-type="string">
            <text:p>Squatina aculeata</text:p>
          </table:table-cell>
          <table:table-cell office:value-type="string">
            <text:p>Aquilegia barbaricina</text:p>
          </table:table-cell>
          <table:table-cell table:number-columns-repeated="5"/>
          <table:table-cell office:value-type="string">
            <text:p>Equus ferus</text:p>
          </table:table-cell>
          <table:table-cell table:number-columns-repeated="23"/>
          <table:table-cell office:value-type="string">
            <text:p>Neophron percnopterus</text:p>
          </table:table-cell>
          <table:table-cell/>
          <table:table-cell office:value-type="string">
            <text:p>Helichrysum melitense</text:p>
          </table:table-cell>
          <table:table-cell table:number-columns-repeated="5"/>
          <table:table-cell office:value-type="string">
            <text:p>Eubalaena glacialis</text:p>
          </table:table-cell>
          <table:table-cell table:number-columns-repeated="7"/>
          <table:table-cell office:value-type="string">
            <text:p>Eubalaena glacialis</text:p>
          </table:table-cell>
          <table:table-cell table:number-columns-repeated="5"/>
          <table:table-cell office:value-type="string">
            <text:p>Pterodroma madeira</text:p>
          </table:table-cell>
          <table:table-cell office:value-type="string">
            <text:p>Crotchiella brachyptera</text:p>
          </table:table-cell>
          <table:table-cell office:value-type="string">
            <text:p>Balaenoptera borealis</text:p>
          </table:table-cell>
          <table:table-cell office:value-type="string">
            <text:p>Squatina oculata</text:p>
          </table:table-cell>
          <table:table-cell office:value-type="string">
            <text:p>Iberochondrostoma lusitanicus</text:p>
          </table:table-cell>
          <table:table-cell table:number-columns-repeated="4"/>
          <table:table-cell office:value-type="string">
            <text:p>Acipenser stellatus</text:p>
          </table:table-cell>
          <table:table-cell office:value-type="string">
            <text:p>Hucho hucho</text:p>
          </table:table-cell>
          <table:table-cell table:number-columns-repeated="7"/>
          <table:table-cell office:value-type="string">
            <text:p>Coregonus trybomi</text:p>
          </table:table-cell>
          <table:table-cell table:number-columns-repeated="7"/>
          <table:table-cell office:value-type="string">
            <text:p>Hucho hucho</text:p>
          </table:table-cell>
          <table:table-cell office:value-type="string">
            <text:p>Squatina oculata</text:p>
          </table:table-cell>
          <table:table-cell office:value-type="string">
            <text:p>Romanogobio benacensis</text:p>
          </table:table-cell>
          <table:table-cell table:number-columns-repeated="4"/>
          <table:table-cell office:value-type="string">
            <text:p>Limoniscus violaceus</text:p>
          </table:table-cell>
          <table:table-cell office:value-type="string">
            <text:p>Mustela lutreola</text:p>
          </table:table-cell>
          <table:table-cell table:number-columns-repeated="5"/>
          <table:table-cell office:value-type="string">
            <text:p>Puffinus mauretanicus</text:p>
          </table:table-cell>
          <table:table-cell office:value-type="string">
            <text:p>Numenius borealis</text:p>
          </table:table-cell>
          <table:table-cell office:value-type="string">
            <text:p>Balaenoptera musculus</text:p>
          </table:table-cell>
          <table:table-cell/>
          <table:table-cell office:value-type="string">
            <text:p>Squatina squatina</text:p>
          </table:table-cell>
          <table:table-cell table:number-columns-repeated="811"/>
        </table:table-row>
        <table:table-row table:style-name="ro1">
          <table:table-cell office:value-type="string">
            <text:p>Belgrandiella mimula </text:p>
          </table:table-cell>
          <table:table-cell office:value-type="string">
            <text:p>Belgrandiella austriana</text:p>
          </table:table-cell>
          <table:table-cell office:value-type="string">
            <text:p>Microtus bavaricus</text:p>
          </table:table-cell>
          <table:table-cell table:number-columns-repeated="14"/>
          <table:table-cell office:value-type="string">
            <text:p>Bythinella gloeeri</text:p>
          </table:table-cell>
          <table:table-cell office:value-type="string">
            <text:p>Branta ruficollis</text:p>
          </table:table-cell>
          <table:table-cell table:number-columns-repeated="22"/>
          <table:table-cell office:value-type="string">
            <text:p>Limoniscus violaceus</text:p>
          </table:table-cell>
          <table:table-cell office:value-type="string">
            <text:p>Bythiospeum dubium</text:p>
          </table:table-cell>
          <table:table-cell table:number-columns-repeated="21"/>
          <table:table-cell office:value-type="string">
            <text:p>Saxicola dacotiae</text:p>
          </table:table-cell>
          <table:table-cell office:value-type="string">
            <text:p>Leipaspis pinicola</text:p>
          </table:table-cell>
          <table:table-cell office:value-type="string">
            <text:p>Balaenoptera musculus</text:p>
          </table:table-cell>
          <table:table-cell office:value-type="string">
            <text:p>Rhinobatos rhinobatos</text:p>
          </table:table-cell>
          <table:table-cell office:value-type="string">
            <text:p>Aphanius baeticus</text:p>
          </table:table-cell>
          <table:table-cell table:number-columns-repeated="11"/>
          <table:table-cell office:value-type="string">
            <text:p>Graziana trinitatis</text:p>
          </table:table-cell>
          <table:table-cell office:value-type="string">
            <text:p>Belgrandia moitessieri</text:p>
          </table:table-cell>
          <table:table-cell office:value-type="string">
            <text:p>Cottus rondeleti</text:p>
          </table:table-cell>
          <table:table-cell office:value-type="string">
            <text:p>Sphyrna mokarran</text:p>
          </table:table-cell>
          <table:table-cell office:value-type="string">
            <text:p>Dipturus batis</text:p>
          </table:table-cell>
          <table:table-cell table:number-columns-repeated="4"/>
          <table:table-cell office:value-type="string">
            <text:p>Anaglyptus praecellens</text:p>
          </table:table-cell>
          <table:table-cell office:value-type="string">
            <text:p>Anguilla anguilla</text:p>
          </table:table-cell>
          <table:table-cell office:value-type="string">
            <text:p>Rhinobatos rhinobatos</text:p>
          </table:table-cell>
          <table:table-cell office:value-type="string">
            <text:p>Barbus euboicus</text:p>
          </table:table-cell>
          <table:table-cell table:number-columns-repeated="4"/>
          <table:table-cell office:value-type="string">
            <text:p>Huso huso</text:p>
          </table:table-cell>
          <table:table-cell office:value-type="string">
            <text:p>Oxyura leucocephala</text:p>
          </table:table-cell>
          <table:table-cell table:number-columns-repeated="7"/>
          <table:table-cell office:value-type="string">
            <text:p>Balaenoptera musculus</text:p>
          </table:table-cell>
          <table:table-cell table:number-columns-repeated="5"/>
          <table:table-cell office:value-type="string">
            <text:p>Margaritifera auricularia</text:p>
          </table:table-cell>
          <table:table-cell office:value-type="string">
            <text:p>Belgrandia bonelliana</text:p>
          </table:table-cell>
          <table:table-cell office:value-type="string">
            <text:p>Euproctus platycephalus</text:p>
          </table:table-cell>
          <table:table-cell office:value-type="string">
            <text:p>Squatina oculata</text:p>
          </table:table-cell>
          <table:table-cell office:value-type="string">
            <text:p>Aquilegia nuragica</text:p>
          </table:table-cell>
          <table:table-cell table:number-columns-repeated="31"/>
          <table:table-cell office:value-type="string">
            <text:p>Leucoraja melitensis</text:p>
          </table:table-cell>
          <table:table-cell table:number-columns-repeated="5"/>
          <table:table-cell office:value-type="string">
            <text:p>Mustela lutreola</text:p>
          </table:table-cell>
          <table:table-cell table:number-columns-repeated="7"/>
          <table:table-cell office:value-type="string">
            <text:p>Mustela lutreola</text:p>
          </table:table-cell>
          <table:table-cell table:number-columns-repeated="5"/>
          <table:table-cell office:value-type="string">
            <text:p>Puffinus mauretanicus</text:p>
          </table:table-cell>
          <table:table-cell office:value-type="string">
            <text:p>Genista ancistrocarpa</text:p>
          </table:table-cell>
          <table:table-cell office:value-type="string">
            <text:p>Balaenoptera musculus</text:p>
          </table:table-cell>
          <table:table-cell/>
          <table:table-cell office:value-type="string">
            <text:p>Rostroraja alba</text:p>
          </table:table-cell>
          <table:table-cell table:number-columns-repeated="4"/>
          <table:table-cell office:value-type="string">
            <text:p>Ampedus quadrisignatus</text:p>
          </table:table-cell>
          <table:table-cell office:value-type="string">
            <text:p>Knipowitschia cameliae</text:p>
          </table:table-cell>
          <table:table-cell table:number-columns-repeated="15"/>
          <table:table-cell office:value-type="string">
            <text:p>Monachus monachus</text:p>
          </table:table-cell>
          <table:table-cell/>
          <table:table-cell office:value-type="string">
            <text:p>Rostroraja alba</text:p>
          </table:table-cell>
          <table:table-cell table:number-columns-repeated="4"/>
          <table:table-cell office:value-type="string">
            <text:p>Ropalopus ungaricus</text:p>
          </table:table-cell>
          <table:table-cell table:number-columns-repeated="8"/>
          <table:table-cell office:value-type="string">
            <text:p>Balaenoptera physalus</text:p>
          </table:table-cell>
          <table:table-cell table:number-columns-repeated="813"/>
        </table:table-row>
        <table:table-row table:style-name="ro1">
          <table:table-cell office:value-type="string">
            <text:p>Belgrandiella wawrai </text:p>
          </table:table-cell>
          <table:table-cell office:value-type="string">
            <text:p>Belgrandiella ganslmayri</text:p>
          </table:table-cell>
          <table:table-cell office:value-type="string">
            <text:p>Mustela lutreola</text:p>
          </table:table-cell>
          <table:table-cell table:number-columns-repeated="14"/>
          <table:table-cell office:value-type="string">
            <text:p>Bythinella markovi</text:p>
          </table:table-cell>
          <table:table-cell office:value-type="string">
            <text:p>Monachus monachus</text:p>
          </table:table-cell>
          <table:table-cell table:number-columns-repeated="22"/>
          <table:table-cell office:value-type="string">
            <text:p>Ropalopus ungaricus</text:p>
          </table:table-cell>
          <table:table-cell office:value-type="string">
            <text:p>Coregonus bavaricus</text:p>
          </table:table-cell>
          <table:table-cell table:number-columns-repeated="22"/>
          <table:table-cell office:value-type="string">
            <text:p>Limoniscus violaceus</text:p>
          </table:table-cell>
          <table:table-cell office:value-type="string">
            <text:p>Balaenoptera physalus</text:p>
          </table:table-cell>
          <table:table-cell office:value-type="string">
            <text:p>Sphyrna mokarran</text:p>
          </table:table-cell>
          <table:table-cell office:value-type="string">
            <text:p>Aphanius iberus</text:p>
          </table:table-cell>
          <table:table-cell table:number-columns-repeated="11"/>
          <table:table-cell office:value-type="string">
            <text:p>Margaritifera auricularia</text:p>
          </table:table-cell>
          <table:table-cell office:value-type="string">
            <text:p>Belgrandia varica</text:p>
          </table:table-cell>
          <table:table-cell office:value-type="string">
            <text:p>Eubalaena glacialis</text:p>
          </table:table-cell>
          <table:table-cell office:value-type="string">
            <text:p>Squatina aculeata</text:p>
          </table:table-cell>
          <table:table-cell office:value-type="string">
            <text:p>Limonium strictissimum</text:p>
          </table:table-cell>
          <table:table-cell table:number-columns-repeated="4"/>
          <table:table-cell office:value-type="string">
            <text:p>Boyeria cretensis</text:p>
          </table:table-cell>
          <table:table-cell office:value-type="string">
            <text:p>Aphanius almiriensis</text:p>
          </table:table-cell>
          <table:table-cell office:value-type="string">
            <text:p>Squatina oculata</text:p>
          </table:table-cell>
          <table:table-cell office:value-type="string">
            <text:p>Bupleurum kakiskalae</text:p>
          </table:table-cell>
          <table:table-cell table:number-columns-repeated="4"/>
          <table:table-cell office:value-type="string">
            <text:p>Limoniscus violaceus</text:p>
          </table:table-cell>
          <table:table-cell table:number-columns-repeated="8"/>
          <table:table-cell office:value-type="string">
            <text:p>Balaenoptera physalus</text:p>
          </table:table-cell>
          <table:table-cell table:number-columns-repeated="5"/>
          <table:table-cell office:value-type="string">
            <text:p>Melanopsis etrusca</text:p>
          </table:table-cell>
          <table:table-cell office:value-type="string">
            <text:p>Buprestis splendens</text:p>
          </table:table-cell>
          <table:table-cell office:value-type="string">
            <text:p>Monachus monachus</text:p>
          </table:table-cell>
          <table:table-cell/>
          <table:table-cell office:value-type="string">
            <text:p>Barbus caninus</text:p>
          </table:table-cell>
          <table:table-cell table:number-columns-repeated="31"/>
          <table:table-cell office:value-type="string">
            <text:p>Mobula mobular</text:p>
          </table:table-cell>
          <table:table-cell table:number-columns-repeated="19"/>
          <table:table-cell office:value-type="string">
            <text:p>Pyrrhula murina</text:p>
          </table:table-cell>
          <table:table-cell office:value-type="string">
            <text:p>Gonepteryx maderensis</text:p>
          </table:table-cell>
          <table:table-cell office:value-type="string">
            <text:p>Balaenoptera physalus</text:p>
          </table:table-cell>
          <table:table-cell/>
          <table:table-cell office:value-type="string">
            <text:p>Squalius torgalensis</text:p>
          </table:table-cell>
          <table:table-cell table:number-columns-repeated="4"/>
          <table:table-cell office:value-type="string">
            <text:p>Buprestis splendens</text:p>
          </table:table-cell>
          <table:table-cell office:value-type="string">
            <text:p>Monachus monachus</text:p>
          </table:table-cell>
          <table:table-cell table:number-columns-repeated="15"/>
          <table:table-cell office:value-type="string">
            <text:p>Neophron percnopterus</text:p>
          </table:table-cell>
          <table:table-cell/>
          <table:table-cell office:value-type="string">
            <text:p>Squatina squatina</text:p>
          </table:table-cell>
          <table:table-cell table:number-columns-repeated="13"/>
          <table:table-cell office:value-type="string">
            <text:p>Coregonus pennantii</text:p>
          </table:table-cell>
          <table:table-cell table:number-columns-repeated="813"/>
        </table:table-row>
        <table:table-row table:style-name="ro1">
          <table:table-cell office:value-type="string">
            <text:p>Bythinella cylindrica </text:p>
          </table:table-cell>
          <table:table-cell office:value-type="string">
            <text:p>Belgrandiella multiformis</text:p>
          </table:table-cell>
          <table:table-cell office:value-type="string">
            <text:p>Rutilus meidingeri</text:p>
          </table:table-cell>
          <table:table-cell table:number-columns-repeated="14"/>
          <table:table-cell office:value-type="string">
            <text:p>Grossuana thracica</text:p>
          </table:table-cell>
          <table:table-cell office:value-type="string">
            <text:p>Mustela lutreola</text:p>
          </table:table-cell>
          <table:table-cell table:number-columns-repeated="23"/>
          <table:table-cell office:value-type="string">
            <text:p>Coregonus hoferi</text:p>
          </table:table-cell>
          <table:table-cell table:number-columns-repeated="22"/>
          <table:table-cell office:value-type="string">
            <text:p>Micropyropsis tuberosa</text:p>
          </table:table-cell>
          <table:table-cell office:value-type="string">
            <text:p>Calotriton arnoldi</text:p>
          </table:table-cell>
          <table:table-cell office:value-type="string">
            <text:p>Squatina aculeata</text:p>
          </table:table-cell>
          <table:table-cell office:value-type="string">
            <text:p>Apium bermejoi</text:p>
          </table:table-cell>
          <table:table-cell table:number-columns-repeated="11"/>
          <table:table-cell office:value-type="string">
            <text:p>Puffinus mauretanicus</text:p>
          </table:table-cell>
          <table:table-cell office:value-type="string">
            <text:p>Bythinella carinulata</text:p>
          </table:table-cell>
          <table:table-cell office:value-type="string">
            <text:p>Iberolacerta aranica</text:p>
          </table:table-cell>
          <table:table-cell office:value-type="string">
            <text:p>Squatina oculata</text:p>
          </table:table-cell>
          <table:table-cell office:value-type="string">
            <text:p>Mobula mobular</text:p>
          </table:table-cell>
          <table:table-cell table:number-columns-repeated="4"/>
          <table:table-cell office:value-type="string">
            <text:p>Buprestis splendens</text:p>
          </table:table-cell>
          <table:table-cell office:value-type="string">
            <text:p>Balaenoptera musculus</text:p>
          </table:table-cell>
          <table:table-cell/>
          <table:table-cell office:value-type="string">
            <text:p>Cobitis arachthosensis</text:p>
          </table:table-cell>
          <table:table-cell table:number-columns-repeated="4"/>
          <table:table-cell office:value-type="string">
            <text:p>Ropalopus ungaricus</text:p>
          </table:table-cell>
          <table:table-cell table:number-columns-repeated="8"/>
          <table:table-cell office:value-type="string">
            <text:p>Coregonus pollan</text:p>
          </table:table-cell>
          <table:table-cell table:number-columns-repeated="5"/>
          <table:table-cell office:value-type="string">
            <text:p>Numenius tenuirostris</text:p>
          </table:table-cell>
          <table:table-cell office:value-type="string">
            <text:p>Heleobia foxianensis</text:p>
          </table:table-cell>
          <table:table-cell office:value-type="string">
            <text:p>Neophron percnopterus</text:p>
          </table:table-cell>
          <table:table-cell/>
          <table:table-cell office:value-type="string">
            <text:p>Bupleurum dianthifolium</text:p>
          </table:table-cell>
          <table:table-cell table:number-columns-repeated="52"/>
          <table:table-cell office:value-type="string">
            <text:p>Pararge xiphia</text:p>
          </table:table-cell>
          <table:table-cell office:value-type="string">
            <text:p>Eubalaena glacialis</text:p>
          </table:table-cell>
          <table:table-cell/>
          <table:table-cell office:value-type="string">
            <text:p>Squatina squatina</text:p>
          </table:table-cell>
          <table:table-cell table:number-columns-repeated="4"/>
          <table:table-cell office:value-type="string">
            <text:p>Huso huso</text:p>
          </table:table-cell>
          <table:table-cell office:value-type="string">
            <text:p>Mustela lutreola</text:p>
          </table:table-cell>
          <table:table-cell table:number-columns-repeated="31"/>
          <table:table-cell office:value-type="string">
            <text:p>Coregonus pollan</text:p>
          </table:table-cell>
          <table:table-cell table:number-columns-repeated="813"/>
        </table:table-row>
        <table:table-row table:style-name="ro1">
          <table:table-cell office:value-type="string">
            <text:p>Bythinella lunzensis </text:p>
          </table:table-cell>
          <table:table-cell office:value-type="string">
            <text:p>Belgrandiella parreyssii</text:p>
          </table:table-cell>
          <table:table-cell table:number-columns-repeated="15"/>
          <table:table-cell office:value-type="string">
            <text:p>Horatia lucidulus</text:p>
          </table:table-cell>
          <table:table-cell office:value-type="string">
            <text:p>Neophron percnopterus</text:p>
          </table:table-cell>
          <table:table-cell table:number-columns-repeated="23"/>
          <table:table-cell office:value-type="string">
            <text:p>Equus ferus</text:p>
          </table:table-cell>
          <table:table-cell table:number-columns-repeated="22"/>
          <table:table-cell office:value-type="string">
            <text:p>Pieris cheiranthi</text:p>
          </table:table-cell>
          <table:table-cell office:value-type="string">
            <text:p>Chalcides mauritanicus</text:p>
          </table:table-cell>
          <table:table-cell office:value-type="string">
            <text:p>Squatina oculata</text:p>
          </table:table-cell>
          <table:table-cell office:value-type="string">
            <text:p>Arenaria bolosii</text:p>
          </table:table-cell>
          <table:table-cell table:number-columns-repeated="12"/>
          <table:table-cell office:value-type="string">
            <text:p>Bythinella eutrepha</text:p>
          </table:table-cell>
          <table:table-cell office:value-type="string">
            <text:p>Iberolacerta aurelioi</text:p>
          </table:table-cell>
          <table:table-cell/>
          <table:table-cell office:value-type="string">
            <text:p>Naufraga balearica</text:p>
          </table:table-cell>
          <table:table-cell table:number-columns-repeated="4"/>
          <table:table-cell office:value-type="string">
            <text:p>Isotomus jarmilae</text:p>
          </table:table-cell>
          <table:table-cell office:value-type="string">
            <text:p>Balaenoptera physalus</text:p>
          </table:table-cell>
          <table:table-cell/>
          <table:table-cell office:value-type="string">
            <text:p>Cobitis hellenica</text:p>
          </table:table-cell>
          <table:table-cell table:number-columns-repeated="13"/>
          <table:table-cell office:value-type="string">
            <text:p>Eubalaena glacialis</text:p>
          </table:table-cell>
          <table:table-cell table:number-columns-repeated="5"/>
          <table:table-cell office:value-type="string">
            <text:p>Sisymbrella dentata</text:p>
          </table:table-cell>
          <table:table-cell office:value-type="string">
            <text:p>Osmoderma cristinae</text:p>
          </table:table-cell>
          <table:table-cell office:value-type="string">
            <text:p>Podarcis raffonei</text:p>
          </table:table-cell>
          <table:table-cell/>
          <table:table-cell office:value-type="string">
            <text:p>Bupleurum elatum</text:p>
          </table:table-cell>
          <table:table-cell table:number-columns-repeated="52"/>
          <table:table-cell office:value-type="string">
            <text:p>Pieris wollastoni</text:p>
          </table:table-cell>
          <table:table-cell office:value-type="string">
            <text:p>Iberochondrostoma almacai</text:p>
          </table:table-cell>
          <table:table-cell table:number-columns-repeated="6"/>
          <table:table-cell office:value-type="string">
            <text:p>Limoniscus violaceus</text:p>
          </table:table-cell>
          <table:table-cell office:value-type="string">
            <text:p>Neophron percnopterus</text:p>
          </table:table-cell>
          <table:table-cell table:number-columns-repeated="31"/>
          <table:table-cell office:value-type="string">
            <text:p>Coregonus stigmaticus</text:p>
          </table:table-cell>
          <table:table-cell table:number-columns-repeated="813"/>
        </table:table-row>
        <table:table-row table:style-name="ro1">
          <table:table-cell office:value-type="string">
            <text:p>Bythiospeum bormanni </text:p>
          </table:table-cell>
          <table:table-cell office:value-type="string">
            <text:p>Belgrandiella pelerei</text:p>
          </table:table-cell>
          <table:table-cell table:number-columns-repeated="15"/>
          <table:table-cell office:value-type="string">
            <text:p>Huso huso</text:p>
          </table:table-cell>
          <table:table-cell office:value-type="string">
            <text:p>Oxyura leucocephala</text:p>
          </table:table-cell>
          <table:table-cell table:number-columns-repeated="23"/>
          <table:table-cell office:value-type="string">
            <text:p>Eubalaena glacialis</text:p>
          </table:table-cell>
          <table:table-cell table:number-columns-repeated="22"/>
          <table:table-cell office:value-type="string">
            <text:p>Plebejus zullichi</text:p>
          </table:table-cell>
          <table:table-cell office:value-type="string">
            <text:p>Chalcides parallelus</text:p>
          </table:table-cell>
          <table:table-cell/>
          <table:table-cell office:value-type="string">
            <text:p>Arenaria nevadensis</text:p>
          </table:table-cell>
          <table:table-cell table:number-columns-repeated="12"/>
          <table:table-cell office:value-type="string">
            <text:p>Bythinella viridis</text:p>
          </table:table-cell>
          <table:table-cell office:value-type="string">
            <text:p>Limonium legrandii</text:p>
          </table:table-cell>
          <table:table-cell/>
          <table:table-cell office:value-type="string">
            <text:p>Rostroraja alba</text:p>
          </table:table-cell>
          <table:table-cell table:number-columns-repeated="4"/>
          <table:table-cell office:value-type="string">
            <text:p>Osmoderma lassallei</text:p>
          </table:table-cell>
          <table:table-cell office:value-type="string">
            <text:p>Branta ruficollis</text:p>
          </table:table-cell>
          <table:table-cell/>
          <table:table-cell office:value-type="string">
            <text:p>Cobitis stephanidisi</text:p>
          </table:table-cell>
          <table:table-cell table:number-columns-repeated="13"/>
          <table:table-cell office:value-type="string">
            <text:p>Salvelinus grayi</text:p>
          </table:table-cell>
          <table:table-cell table:number-columns-repeated="6"/>
          <table:table-cell office:value-type="string">
            <text:p>Osmoderma italica</text:p>
          </table:table-cell>
          <table:table-cell office:value-type="string">
            <text:p>Saxifraga tombeanensis</text:p>
          </table:table-cell>
          <table:table-cell/>
          <table:table-cell office:value-type="string">
            <text:p>Calendula maritima</text:p>
          </table:table-cell>
          <table:table-cell table:number-columns-repeated="53"/>
          <table:table-cell office:value-type="string">
            <text:p>Monachus monachus</text:p>
          </table:table-cell>
          <table:table-cell table:number-columns-repeated="6"/>
          <table:table-cell office:value-type="string">
            <text:p>Ropalopus ungaricus</text:p>
          </table:table-cell>
          <table:table-cell office:value-type="string">
            <text:p>Oxyura leucocephala</text:p>
          </table:table-cell>
          <table:table-cell table:number-columns-repeated="31"/>
          <table:table-cell office:value-type="string">
            <text:p>Coregonus vandesius</text:p>
          </table:table-cell>
          <table:table-cell table:number-columns-repeated="813"/>
        </table:table-row>
        <table:table-row table:style-name="ro1">
          <table:table-cell office:value-type="string">
            <text:p>Bythiospeum cisterciensorum </text:p>
          </table:table-cell>
          <table:table-cell office:value-type="string">
            <text:p>Belgrandiella styriaca</text:p>
          </table:table-cell>
          <table:table-cell table:number-columns-repeated="15"/>
          <table:table-cell office:value-type="string">
            <text:p>Ropalopus ungaricus</text:p>
          </table:table-cell>
          <table:table-cell office:value-type="string">
            <text:p>Phoxinus strandjae</text:p>
          </table:table-cell>
          <table:table-cell table:number-columns-repeated="23"/>
          <table:table-cell office:value-type="string">
            <text:p>Hucho hucho</text:p>
          </table:table-cell>
          <table:table-cell table:number-columns-repeated="23"/>
          <table:table-cell office:value-type="string">
            <text:p>Chalcides simonyi</text:p>
          </table:table-cell>
          <table:table-cell/>
          <table:table-cell office:value-type="string">
            <text:p>Astragalus cavanillesii</text:p>
          </table:table-cell>
          <table:table-cell table:number-columns-repeated="12"/>
          <table:table-cell office:value-type="string">
            <text:p>Bythiospeum klemmi</text:p>
          </table:table-cell>
          <table:table-cell office:value-type="string">
            <text:p>Mercuria sarahae</text:p>
          </table:table-cell>
          <table:table-cell/>
          <table:table-cell office:value-type="string">
            <text:p>Squatina squatina</text:p>
          </table:table-cell>
          <table:table-cell table:number-columns-repeated="4"/>
          <table:table-cell office:value-type="string">
            <text:p>Parabythinella macedonica</text:p>
          </table:table-cell>
          <table:table-cell office:value-type="string">
            <text:p>Macrovipera schweizeri</text:p>
          </table:table-cell>
          <table:table-cell/>
          <table:table-cell office:value-type="string">
            <text:p>Cobitis trichonica</text:p>
          </table:table-cell>
          <table:table-cell table:number-columns-repeated="13"/>
          <table:table-cell office:value-type="string">
            <text:p>Salvelinus obtusus</text:p>
          </table:table-cell>
          <table:table-cell table:number-columns-repeated="6"/>
          <table:table-cell office:value-type="string">
            <text:p>Pezzolia radapalladis</text:p>
          </table:table-cell>
          <table:table-cell office:value-type="string">
            <text:p>Speleomantes supramontis</text:p>
          </table:table-cell>
          <table:table-cell/>
          <table:table-cell office:value-type="string">
            <text:p>Centaurea gymnocarpa</text:p>
          </table:table-cell>
          <table:table-cell table:number-columns-repeated="53"/>
          <table:table-cell office:value-type="string">
            <text:p>Neophron percnopterus</text:p>
          </table:table-cell>
          <table:table-cell table:number-columns-repeated="7"/>
          <table:table-cell office:value-type="string">
            <text:p>Romanichthys valsanicola</text:p>
          </table:table-cell>
          <table:table-cell table:number-columns-repeated="31"/>
          <table:table-cell office:value-type="string">
            <text:p>Eubalaena glacialis</text:p>
          </table:table-cell>
          <table:table-cell table:number-columns-repeated="813"/>
        </table:table-row>
        <table:table-row table:style-name="ro1">
          <table:table-cell office:value-type="string">
            <text:p>Bythiospeum elseri </text:p>
          </table:table-cell>
          <table:table-cell office:value-type="string">
            <text:p>Buprestis splendens</text:p>
          </table:table-cell>
          <table:table-cell table:number-columns-repeated="40"/>
          <table:table-cell office:value-type="string">
            <text:p>Microtus bavaricus</text:p>
          </table:table-cell>
          <table:table-cell table:number-columns-repeated="23"/>
          <table:table-cell office:value-type="string">
            <text:p>Columba junoniae</text:p>
          </table:table-cell>
          <table:table-cell/>
          <table:table-cell office:value-type="string">
            <text:p>Brimeura duvigneaudii</text:p>
          </table:table-cell>
          <table:table-cell table:number-columns-repeated="12"/>
          <table:table-cell office:value-type="string">
            <text:p>Henrigirardia wienini</text:p>
          </table:table-cell>
          <table:table-cell office:value-type="string">
            <text:p>Monachus monachus</text:p>
          </table:table-cell>
          <table:table-cell/>
          <table:table-cell office:value-type="string">
            <text:p>Zingel asper</text:p>
          </table:table-cell>
          <table:table-cell table:number-columns-repeated="4"/>
          <table:table-cell office:value-type="string">
            <text:p>Parabythinella malaprespensis</text:p>
          </table:table-cell>
          <table:table-cell office:value-type="string">
            <text:p>Monachus monachus</text:p>
          </table:table-cell>
          <table:table-cell/>
          <table:table-cell office:value-type="string">
            <text:p>Consolida samia</text:p>
          </table:table-cell>
          <table:table-cell table:number-columns-repeated="20"/>
          <table:table-cell office:value-type="string">
            <text:p>Polyommatus humedasae</text:p>
          </table:table-cell>
          <table:table-cell table:number-columns-repeated="2"/>
          <table:table-cell office:value-type="string">
            <text:p>Centranthus amazonum</text:p>
          </table:table-cell>
          <table:table-cell table:number-columns-repeated="53"/>
          <table:table-cell office:value-type="string">
            <text:p>Nyctalus azoreum</text:p>
          </table:table-cell>
          <table:table-cell table:number-columns-repeated="7"/>
          <table:table-cell office:value-type="string">
            <text:p>Scardinius racovitzai</text:p>
          </table:table-cell>
          <table:table-cell table:number-columns-repeated="31"/>
          <table:table-cell office:value-type="string">
            <text:p>Salvelinus grayi</text:p>
          </table:table-cell>
          <table:table-cell table:number-columns-repeated="813"/>
        </table:table-row>
        <table:table-row table:style-name="ro1">
          <table:table-cell office:value-type="string">
            <text:p>Bythiospeum nocki</text:p>
          </table:table-cell>
          <table:table-cell office:value-type="string">
            <text:p>Huso huso</text:p>
          </table:table-cell>
          <table:table-cell table:number-columns-repeated="40"/>
          <table:table-cell office:value-type="string">
            <text:p>Mustela lutreola</text:p>
          </table:table-cell>
          <table:table-cell table:number-columns-repeated="23"/>
          <table:table-cell office:value-type="string">
            <text:p>Crocidura canariensis</text:p>
          </table:table-cell>
          <table:table-cell/>
          <table:table-cell office:value-type="string">
            <text:p>Cerastium sventenii</text:p>
          </table:table-cell>
          <table:table-cell table:number-columns-repeated="12"/>
          <table:table-cell office:value-type="string">
            <text:p>Limoniscus violaceus</text:p>
          </table:table-cell>
          <table:table-cell office:value-type="string">
            <text:p>Mustela lutreola</text:p>
          </table:table-cell>
          <table:table-cell table:number-columns-repeated="6"/>
          <table:table-cell office:value-type="string">
            <text:p>Pisidium maasseni</text:p>
          </table:table-cell>
          <table:table-cell office:value-type="string">
            <text:p>Neophron percnopterus</text:p>
          </table:table-cell>
          <table:table-cell/>
          <table:table-cell office:value-type="string">
            <text:p>Convolvulus argyrothamnos</text:p>
          </table:table-cell>
          <table:table-cell table:number-columns-repeated="20"/>
          <table:table-cell office:value-type="string">
            <text:p>Ropalopus ungaricus</text:p>
          </table:table-cell>
          <table:table-cell table:number-columns-repeated="2"/>
          <table:table-cell office:value-type="string">
            <text:p>Chondrostoma soetta</text:p>
          </table:table-cell>
          <table:table-cell table:number-columns-repeated="53"/>
          <table:table-cell office:value-type="string">
            <text:p>Pipistrellus maderensis</text:p>
          </table:table-cell>
          <table:table-cell table:number-columns-repeated="39"/>
          <table:table-cell office:value-type="string">
            <text:p>Salvelinus lonsdalii</text:p>
          </table:table-cell>
          <table:table-cell table:number-columns-repeated="813"/>
        </table:table-row>
        <table:table-row table:style-name="ro1">
          <table:table-cell office:value-type="string">
            <text:p>Bythiospeum noricum</text:p>
          </table:table-cell>
          <table:table-cell office:value-type="string">
            <text:p>Iglica gratulabunda</text:p>
          </table:table-cell>
          <table:table-cell table:number-columns-repeated="64"/>
          <table:table-cell office:value-type="string">
            <text:p>Eubalaena glacialis</text:p>
          </table:table-cell>
          <table:table-cell/>
          <table:table-cell office:value-type="string">
            <text:p>Cobitis calderoni</text:p>
          </table:table-cell>
          <table:table-cell table:number-columns-repeated="12"/>
          <table:table-cell office:value-type="string">
            <text:p>Mercuria meridionalis</text:p>
          </table:table-cell>
          <table:table-cell office:value-type="string">
            <text:p>Neophron percnopterus</text:p>
          </table:table-cell>
          <table:table-cell table:number-columns-repeated="6"/>
          <table:table-cell office:value-type="string">
            <text:p>Prespolitorea malaprespensis</text:p>
          </table:table-cell>
          <table:table-cell office:value-type="string">
            <text:p>Oxyura leucocephala</text:p>
          </table:table-cell>
          <table:table-cell/>
          <table:table-cell office:value-type="string">
            <text:p>Dipturus batis</text:p>
          </table:table-cell>
          <table:table-cell table:number-columns-repeated="20"/>
          <table:table-cell office:value-type="string">
            <text:p>Salenthydrobia ferrerii</text:p>
          </table:table-cell>
          <table:table-cell table:number-columns-repeated="2"/>
          <table:table-cell office:value-type="string">
            <text:p>Dipturus batis</text:p>
          </table:table-cell>
          <table:table-cell table:number-columns-repeated="53"/>
          <table:table-cell office:value-type="string">
            <text:p>Podarcis carbonelli</text:p>
          </table:table-cell>
          <table:table-cell table:number-columns-repeated="39"/>
          <table:table-cell office:value-type="string">
            <text:p>Salvelinus willoughbii</text:p>
          </table:table-cell>
          <table:table-cell table:number-columns-repeated="813"/>
        </table:table-row>
        <table:table-row table:style-name="ro2">
          <table:table-cell office:value-type="string">
            <text:p>Bythiospeum pfeifferi</text:p>
          </table:table-cell>
          <table:table-cell office:value-type="string">
            <text:p>Limoniscus violaceus</text:p>
          </table:table-cell>
          <table:table-cell table:number-columns-repeated="64"/>
          <table:table-cell office:value-type="string">
            <text:p>Gallotia auaritae</text:p>
          </table:table-cell>
          <table:table-cell/>
          <table:table-cell office:value-type="string">
            <text:p>Cobitis vettonica</text:p>
          </table:table-cell>
          <table:table-cell table:number-columns-repeated="12"/>
          <table:table-cell office:value-type="string">
            <text:p>Mercuria vindilica</text:p>
          </table:table-cell>
          <table:table-cell office:value-type="string">
            <text:p>Rana pyrenaica</text:p>
          </table:table-cell>
          <table:table-cell table:number-columns-repeated="6"/>
          <table:table-cell office:value-type="string">
            <text:p>Prespolitorea valvataeformis</text:p>
          </table:table-cell>
          <table:table-cell office:value-type="string">
            <text:p>Pelophylax cerigensis</text:p>
          </table:table-cell>
          <table:table-cell/>
          <table:table-cell office:value-type="string">
            <text:p>Economidichthys trichonis</text:p>
          </table:table-cell>
          <table:table-cell table:number-columns-repeated="20"/>
          <table:table-cell office:value-type="string">
            <text:p>Sardohoratia islamioides</text:p>
          </table:table-cell>
          <table:table-cell table:number-columns-repeated="2"/>
          <table:table-cell office:value-type="string">
            <text:p>Hieracium lucidum</text:p>
          </table:table-cell>
          <table:table-cell table:number-columns-repeated="53"/>
          <table:table-cell office:value-type="string">
            <text:p>Rhynchospora modesti-lucennoi</text:p>
          </table:table-cell>
          <table:table-cell table:number-columns-repeated="39"/>
          <table:table-cell office:value-type="string">
            <text:p>Weissia multicapsularis</text:p>
          </table:table-cell>
          <table:table-cell table:number-columns-repeated="813"/>
        </table:table-row>
        <table:table-row table:style-name="ro1">
          <table:table-cell office:value-type="string">
            <text:p>Bythiospeum tschapecki</text:p>
          </table:table-cell>
          <table:table-cell office:value-type="string">
            <text:p>Ropalopus ungaricus</text:p>
          </table:table-cell>
          <table:table-cell table:number-columns-repeated="64"/>
          <table:table-cell office:value-type="string">
            <text:p>Gallotia bravoana</text:p>
          </table:table-cell>
          <table:table-cell/>
          <table:table-cell office:value-type="string">
            <text:p>Diplotaxis siettiana</text:p>
          </table:table-cell>
          <table:table-cell table:number-columns-repeated="12"/>
          <table:table-cell office:value-type="string">
            <text:p>Paladilhia gloeeri</text:p>
          </table:table-cell>
          <table:table-cell office:value-type="string">
            <text:p>Weissia multicapsularis</text:p>
          </table:table-cell>
          <table:table-cell table:number-columns-repeated="6"/>
          <table:table-cell office:value-type="string">
            <text:p>Pseudosphegesthes bergeri</text:p>
          </table:table-cell>
          <table:table-cell office:value-type="string">
            <text:p>Pelophylax cretensis</text:p>
          </table:table-cell>
          <table:table-cell/>
          <table:table-cell office:value-type="string">
            <text:p>Eudontomyzon hellenicus</text:p>
          </table:table-cell>
          <table:table-cell table:number-columns-repeated="20"/>
          <table:table-cell office:value-type="string">
            <text:p>Sardohoratia sulcata</text:p>
          </table:table-cell>
          <table:table-cell table:number-columns-repeated="2"/>
          <table:table-cell office:value-type="string">
            <text:p>Lamyropsis microcephala</text:p>
          </table:table-cell>
          <table:table-cell table:number-columns-repeated="907"/>
        </table:table-row>
        <table:table-row table:style-name="ro1">
          <table:table-cell office:value-type="string">
            <text:p>Bythiospeum wiaaiglica</text:p>
          </table:table-cell>
          <table:table-cell table:number-columns-repeated="65"/>
          <table:table-cell office:value-type="string">
            <text:p>Gallotia intermedia</text:p>
          </table:table-cell>
          <table:table-cell/>
          <table:table-cell office:value-type="string">
            <text:p>Dipturus batis</text:p>
          </table:table-cell>
          <table:table-cell table:number-columns-repeated="12"/>
          <table:table-cell office:value-type="string">
            <text:p>Plagigeyeria deformata</text:p>
          </table:table-cell>
          <table:table-cell table:number-columns-repeated="7"/>
          <table:table-cell office:value-type="string">
            <text:p>Pyrgohydrobia prespaensis</text:p>
          </table:table-cell>
          <table:table-cell office:value-type="string">
            <text:p>Phoxinus strymonicus</text:p>
          </table:table-cell>
          <table:table-cell/>
          <table:table-cell office:value-type="string">
            <text:p>Horstrissea dolinicola</text:p>
          </table:table-cell>
          <table:table-cell table:number-columns-repeated="23"/>
          <table:table-cell office:value-type="string">
            <text:p>Leucoraja melitensis</text:p>
          </table:table-cell>
          <table:table-cell table:number-columns-repeated="907"/>
        </table:table-row>
        <table:table-row table:style-name="ro1">
          <table:table-cell office:value-type="string">
            <text:p>Hauffenia kerschneri </text:p>
          </table:table-cell>
          <table:table-cell table:number-columns-repeated="65"/>
          <table:table-cell office:value-type="string">
            <text:p>Gallotia simonyi</text:p>
          </table:table-cell>
          <table:table-cell/>
          <table:table-cell office:value-type="string">
            <text:p>Echium acanthocarpum</text:p>
          </table:table-cell>
          <table:table-cell table:number-columns-repeated="12"/>
          <table:table-cell office:value-type="string">
            <text:p>Ropalopus ungaricus</text:p>
          </table:table-cell>
          <table:table-cell table:number-columns-repeated="7"/>
          <table:table-cell office:value-type="string">
            <text:p>Pyrrhosoma elisabethae</text:p>
          </table:table-cell>
          <table:table-cell office:value-type="string">
            <text:p>Podarcis cretensis</text:p>
          </table:table-cell>
          <table:table-cell/>
          <table:table-cell office:value-type="string">
            <text:p>Knipowitschia milleri</text:p>
          </table:table-cell>
          <table:table-cell table:number-columns-repeated="23"/>
          <table:table-cell office:value-type="string">
            <text:p>Limonium strictissimum</text:p>
          </table:table-cell>
          <table:table-cell table:number-columns-repeated="907"/>
        </table:table-row>
        <table:table-row table:style-name="ro1">
          <table:table-cell office:value-type="string">
            <text:p>Hauffenia nesemanni</text:p>
          </table:table-cell>
          <table:table-cell table:number-columns-repeated="65"/>
          <table:table-cell office:value-type="string">
            <text:p>Iberolacerta aranica</text:p>
          </table:table-cell>
          <table:table-cell/>
          <table:table-cell office:value-type="string">
            <text:p>Echium handiense</text:p>
          </table:table-cell>
          <table:table-cell table:number-columns-repeated="20"/>
          <table:table-cell office:value-type="string">
            <text:p>Radix pinteri</text:p>
          </table:table-cell>
          <table:table-cell office:value-type="string">
            <text:p>Rutilus ylikiensis</text:p>
          </table:table-cell>
          <table:table-cell/>
          <table:table-cell office:value-type="string">
            <text:p>Knipowitschia thessala</text:p>
          </table:table-cell>
          <table:table-cell table:number-columns-repeated="23"/>
          <table:table-cell office:value-type="string">
            <text:p>Mobula mobular</text:p>
          </table:table-cell>
          <table:table-cell table:number-columns-repeated="907"/>
        </table:table-row>
        <table:table-row table:style-name="ro1">
          <table:table-cell office:value-type="string">
            <text:p>Hauffenia wienerwaldensis</text:p>
          </table:table-cell>
          <table:table-cell table:number-columns-repeated="65"/>
          <table:table-cell office:value-type="string">
            <text:p>Iberolacerta aurelioi</text:p>
          </table:table-cell>
          <table:table-cell/>
          <table:table-cell office:value-type="string">
            <text:p>Echium valentinum</text:p>
          </table:table-cell>
          <table:table-cell table:number-columns-repeated="20"/>
          <table:table-cell office:value-type="string">
            <text:p>Stenopterus creticus</text:p>
          </table:table-cell>
          <table:table-cell office:value-type="string">
            <text:p>Squalius moreoticus</text:p>
          </table:table-cell>
          <table:table-cell/>
          <table:table-cell office:value-type="string">
            <text:p>Luciobarbus graecus</text:p>
          </table:table-cell>
          <table:table-cell table:number-columns-repeated="23"/>
          <table:table-cell office:value-type="string">
            <text:p>Petagnaea gussonei</text:p>
          </table:table-cell>
          <table:table-cell table:number-columns-repeated="907"/>
        </table:table-row>
        <table:table-row table:style-name="ro1">
          <table:table-cell table:number-columns-repeated="66"/>
          <table:table-cell office:value-type="string">
            <text:p>Iberolacerta cyreni</text:p>
          </table:table-cell>
          <table:table-cell/>
          <table:table-cell office:value-type="string">
            <text:p>Euphorbia margalidiana</text:p>
          </table:table-cell>
          <table:table-cell table:number-columns-repeated="20"/>
          <table:table-cell office:value-type="string">
            <text:p>Trichoferus bergeri</text:p>
          </table:table-cell>
          <table:table-cell office:value-type="string">
            <text:p>Squalius sp. Nov. 'Evia'</text:p>
          </table:table-cell>
          <table:table-cell/>
          <table:table-cell office:value-type="string">
            <text:p>Minuartia dirphya</text:p>
          </table:table-cell>
          <table:table-cell table:number-columns-repeated="23"/>
          <table:table-cell office:value-type="string">
            <text:p>Pleurotus nebrodensis</text:p>
          </table:table-cell>
          <table:table-cell table:number-columns-repeated="907"/>
        </table:table-row>
        <table:table-row table:style-name="ro1">
          <table:table-cell table:number-columns-repeated="66"/>
          <table:table-cell office:value-type="string">
            <text:p>Iberolacerta martinezricai</text:p>
          </table:table-cell>
          <table:table-cell/>
          <table:table-cell office:value-type="string">
            <text:p>Femeniasia balearica</text:p>
          </table:table-cell>
          <table:table-cell table:number-columns-repeated="23"/>
          <table:table-cell office:value-type="string">
            <text:p>Mobula mobular</text:p>
          </table:table-cell>
          <table:table-cell table:number-columns-repeated="23"/>
          <table:table-cell office:value-type="string">
            <text:p>Polygala sinisica</text:p>
          </table:table-cell>
          <table:table-cell table:number-columns-repeated="907"/>
        </table:table-row>
        <table:table-row table:style-name="ro1">
          <table:table-cell table:number-columns-repeated="66"/>
          <table:table-cell office:value-type="string">
            <text:p>Lynx pardinus</text:p>
          </table:table-cell>
          <table:table-cell/>
          <table:table-cell office:value-type="string">
            <text:p>Gyrocaryum oppositifolium</text:p>
          </table:table-cell>
          <table:table-cell table:number-columns-repeated="23"/>
          <table:table-cell office:value-type="string">
            <text:p>Pelasgus epiroticus</text:p>
          </table:table-cell>
          <table:table-cell table:number-columns-repeated="23"/>
          <table:table-cell office:value-type="string">
            <text:p>Ribes sardoum</text:p>
          </table:table-cell>
          <table:table-cell table:number-columns-repeated="907"/>
        </table:table-row>
        <table:table-row table:style-name="ro1">
          <table:table-cell table:number-columns-repeated="66"/>
          <table:table-cell office:value-type="string">
            <text:p>Monachus monachus</text:p>
          </table:table-cell>
          <table:table-cell/>
          <table:table-cell office:value-type="string">
            <text:p>Helianthemum guerrae</text:p>
          </table:table-cell>
          <table:table-cell table:number-columns-repeated="23"/>
          <table:table-cell office:value-type="string">
            <text:p>Pelasgus laconicus</text:p>
          </table:table-cell>
          <table:table-cell table:number-columns-repeated="23"/>
          <table:table-cell office:value-type="string">
            <text:p>Romanogobio benacensis</text:p>
          </table:table-cell>
          <table:table-cell table:number-columns-repeated="907"/>
        </table:table-row>
        <table:table-row table:style-name="ro1">
          <table:table-cell table:number-columns-repeated="66"/>
          <table:table-cell office:value-type="string">
            <text:p>Mustela lutreola</text:p>
          </table:table-cell>
          <table:table-cell/>
          <table:table-cell office:value-type="string">
            <text:p>Iberochondrostoma oretanum</text:p>
          </table:table-cell>
          <table:table-cell table:number-columns-repeated="23"/>
          <table:table-cell office:value-type="string">
            <text:p>Pelasgus prespensis</text:p>
          </table:table-cell>
          <table:table-cell table:number-columns-repeated="23"/>
          <table:table-cell office:value-type="string">
            <text:p>Rostroraja alba</text:p>
          </table:table-cell>
          <table:table-cell table:number-columns-repeated="907"/>
        </table:table-row>
        <table:table-row table:style-name="ro1">
          <table:table-cell table:number-columns-repeated="66"/>
          <table:table-cell office:value-type="string">
            <text:p>Neophron percnopterus</text:p>
          </table:table-cell>
          <table:table-cell/>
          <table:table-cell office:value-type="string">
            <text:p>Iberocypris palaciosi</text:p>
          </table:table-cell>
          <table:table-cell table:number-columns-repeated="23"/>
          <table:table-cell office:value-type="string">
            <text:p>Polygala helenae</text:p>
          </table:table-cell>
          <table:table-cell table:number-columns-repeated="23"/>
          <table:table-cell office:value-type="string">
            <text:p>Salmo carpio</text:p>
          </table:table-cell>
          <table:table-cell table:number-columns-repeated="907"/>
        </table:table-row>
        <table:table-row table:style-name="ro1">
          <table:table-cell table:number-columns-repeated="66"/>
          <table:table-cell office:value-type="string">
            <text:p>Oxyura leucocephala</text:p>
          </table:table-cell>
          <table:table-cell/>
          <table:table-cell office:value-type="string">
            <text:p>Jasione mansanetiana</text:p>
          </table:table-cell>
          <table:table-cell table:number-columns-repeated="23"/>
          <table:table-cell office:value-type="string">
            <text:p>Pungitius hellenicus</text:p>
          </table:table-cell>
          <table:table-cell table:number-columns-repeated="23"/>
          <table:table-cell office:value-type="string">
            <text:p>Scardinius scardafa</text:p>
          </table:table-cell>
          <table:table-cell table:number-columns-repeated="907"/>
        </table:table-row>
        <table:table-row table:style-name="ro1">
          <table:table-cell table:number-columns-repeated="66"/>
          <table:table-cell office:value-type="string">
            <text:p>Pipistrellus maderensis</text:p>
          </table:table-cell>
          <table:table-cell/>
          <table:table-cell office:value-type="string">
            <text:p>Ligusticum huteri</text:p>
          </table:table-cell>
          <table:table-cell table:number-columns-repeated="23"/>
          <table:table-cell office:value-type="string">
            <text:p>Rostroraja alba</text:p>
          </table:table-cell>
          <table:table-cell table:number-columns-repeated="23"/>
          <table:table-cell office:value-type="string">
            <text:p>Silene hicesiae</text:p>
          </table:table-cell>
          <table:table-cell table:number-columns-repeated="907"/>
        </table:table-row>
        <table:table-row table:style-name="ro1">
          <table:table-cell table:number-columns-repeated="66"/>
          <table:table-cell office:value-type="string">
            <text:p>Plecotus teneriffae</text:p>
          </table:table-cell>
          <table:table-cell/>
          <table:table-cell office:value-type="string">
            <text:p>Lithodora nitida</text:p>
          </table:table-cell>
          <table:table-cell table:number-columns-repeated="23"/>
          <table:table-cell office:value-type="string">
            <text:p>Salaria economidisi</text:p>
          </table:table-cell>
          <table:table-cell table:number-columns-repeated="23"/>
          <table:table-cell office:value-type="string">
            <text:p>Squalius lucumonis</text:p>
          </table:table-cell>
          <table:table-cell table:number-columns-repeated="907"/>
        </table:table-row>
        <table:table-row table:style-name="ro1">
          <table:table-cell table:number-columns-repeated="66"/>
          <table:table-cell office:value-type="string">
            <text:p>Podarcis carbonelli</text:p>
          </table:table-cell>
          <table:table-cell/>
          <table:table-cell office:value-type="string">
            <text:p>Medicago citrina</text:p>
          </table:table-cell>
          <table:table-cell table:number-columns-repeated="23"/>
          <table:table-cell office:value-type="string">
            <text:p>Salmo peristericus</text:p>
          </table:table-cell>
          <table:table-cell table:number-columns-repeated="23"/>
          <table:table-cell office:value-type="string">
            <text:p>Squatina squatina</text:p>
          </table:table-cell>
          <table:table-cell table:number-columns-repeated="907"/>
        </table:table-row>
        <table:table-row table:style-name="ro1">
          <table:table-cell table:number-columns-repeated="66"/>
          <table:table-cell office:value-type="string">
            <text:p>Podarcis lilfordi</text:p>
          </table:table-cell>
          <table:table-cell/>
          <table:table-cell office:value-type="string">
            <text:p>Mobula mobular</text:p>
          </table:table-cell>
          <table:table-cell table:number-columns-repeated="23"/>
          <table:table-cell office:value-type="string">
            <text:p>Saponaria jagelii</text:p>
          </table:table-cell>
          <table:table-cell table:number-columns-repeated="23"/>
          <table:table-cell office:value-type="string">
            <text:p>Viola ucriana</text:p>
          </table:table-cell>
          <table:table-cell table:number-columns-repeated="907"/>
        </table:table-row>
        <table:table-row table:style-name="ro1">
          <table:table-cell table:number-columns-repeated="66"/>
          <table:table-cell office:value-type="string">
            <text:p>Rana pyrenaica</text:p>
          </table:table-cell>
          <table:table-cell/>
          <table:table-cell office:value-type="string">
            <text:p>Moehringia fontqueri</text:p>
          </table:table-cell>
          <table:table-cell table:number-columns-repeated="23"/>
          <table:table-cell office:value-type="string">
            <text:p>Scardinius graecus</text:p>
          </table:table-cell>
          <table:table-cell table:number-columns-repeated="23"/>
          <table:table-cell office:value-type="string">
            <text:p>Zelkova sicula</text:p>
          </table:table-cell>
          <table:table-cell table:number-columns-repeated="907"/>
        </table:table-row>
        <table:table-row table:style-name="ro2">
          <table:table-cell table:number-columns-repeated="66"/>
          <table:table-cell office:value-type="string">
            <text:p>Rhynchospora modesti-lucennoi</text:p>
          </table:table-cell>
          <table:table-cell/>
          <table:table-cell office:value-type="string">
            <text:p>Narcissus alcaracensis</text:p>
          </table:table-cell>
          <table:table-cell table:number-columns-repeated="23"/>
          <table:table-cell office:value-type="string">
            <text:p>Squalius keadicus</text:p>
          </table:table-cell>
          <table:table-cell table:number-columns-repeated="931"/>
        </table:table-row>
        <table:table-row table:style-name="ro1">
          <table:table-cell table:number-columns-repeated="66"/>
          <table:table-cell office:value-type="string">
            <text:p>Squalius malacitanus</text:p>
          </table:table-cell>
          <table:table-cell/>
          <table:table-cell office:value-type="string">
            <text:p>Narcissus bugei</text:p>
          </table:table-cell>
          <table:table-cell table:number-columns-repeated="23"/>
          <table:table-cell office:value-type="string">
            <text:p>Squatina squatina</text:p>
          </table:table-cell>
          <table:table-cell table:number-columns-repeated="931"/>
        </table:table-row>
        <table:table-row table:style-name="ro1">
          <table:table-cell table:number-columns-repeated="68"/>
          <table:table-cell office:value-type="string">
            <text:p>Narcissus longispathus</text:p>
          </table:table-cell>
          <table:table-cell table:number-columns-repeated="23"/>
          <table:table-cell office:value-type="string">
            <text:p>Telestes beoticus</text:p>
          </table:table-cell>
          <table:table-cell table:number-columns-repeated="931"/>
        </table:table-row>
        <table:table-row table:style-name="ro1">
          <table:table-cell table:number-columns-repeated="68"/>
          <table:table-cell office:value-type="string">
            <text:p>Narcissus radinganorum</text:p>
          </table:table-cell>
          <table:table-cell table:number-columns-repeated="23"/>
          <table:table-cell office:value-type="string">
            <text:p>Valencia letourneuxi</text:p>
          </table:table-cell>
          <table:table-cell table:number-columns-repeated="931"/>
        </table:table-row>
        <table:table-row table:style-name="ro1">
          <table:table-cell table:number-columns-repeated="68"/>
          <table:table-cell office:value-type="string">
            <text:p>Naufraga balearica</text:p>
          </table:table-cell>
          <table:table-cell table:number-columns-repeated="955"/>
        </table:table-row>
        <table:table-row table:style-name="ro1">
          <table:table-cell table:number-columns-repeated="68"/>
          <table:table-cell office:value-type="string">
            <text:p>Parachondrostoma arrigonis</text:p>
          </table:table-cell>
          <table:table-cell table:number-columns-repeated="955"/>
        </table:table-row>
        <table:table-row table:style-name="ro1">
          <table:table-cell table:number-columns-repeated="68"/>
          <table:table-cell office:value-type="string">
            <text:p>Parachondrostoma turiense</text:p>
          </table:table-cell>
          <table:table-cell table:number-columns-repeated="955"/>
        </table:table-row>
        <table:table-row table:style-name="ro1">
          <table:table-cell table:number-columns-repeated="68"/>
          <table:table-cell office:value-type="string">
            <text:p>Rostroraja alba</text:p>
          </table:table-cell>
          <table:table-cell table:number-columns-repeated="955"/>
        </table:table-row>
        <table:table-row table:style-name="ro1">
          <table:table-cell table:number-columns-repeated="68"/>
          <table:table-cell office:value-type="string">
            <text:p>Senecio alboranicus</text:p>
          </table:table-cell>
          <table:table-cell table:number-columns-repeated="955"/>
        </table:table-row>
        <table:table-row table:style-name="ro1">
          <table:table-cell table:number-columns-repeated="68"/>
          <table:table-cell office:value-type="string">
            <text:p>Silene diclinis</text:p>
          </table:table-cell>
          <table:table-cell table:number-columns-repeated="955"/>
        </table:table-row>
        <table:table-row table:style-name="ro1">
          <table:table-cell table:number-columns-repeated="68"/>
          <table:table-cell office:value-type="string">
            <text:p>Silene fernandezii</text:p>
          </table:table-cell>
          <table:table-cell table:number-columns-repeated="955"/>
        </table:table-row>
        <table:table-row table:style-name="ro1">
          <table:table-cell table:number-columns-repeated="68"/>
          <table:table-cell office:value-type="string">
            <text:p>Silene gazulensis</text:p>
          </table:table-cell>
          <table:table-cell table:number-columns-repeated="955"/>
        </table:table-row>
        <table:table-row table:style-name="ro1">
          <table:table-cell table:number-columns-repeated="68"/>
          <table:table-cell office:value-type="string">
            <text:p>Silene sennenii</text:p>
          </table:table-cell>
          <table:table-cell table:number-columns-repeated="955"/>
        </table:table-row>
        <table:table-row table:style-name="ro1">
          <table:table-cell table:number-columns-repeated="68"/>
          <table:table-cell office:value-type="string">
            <text:p>Solenanthus reverchonii</text:p>
          </table:table-cell>
          <table:table-cell table:number-columns-repeated="955"/>
        </table:table-row>
        <table:table-row table:style-name="ro1">
          <table:table-cell table:number-columns-repeated="68"/>
          <table:table-cell office:value-type="string">
            <text:p>Squatina squatina</text:p>
          </table:table-cell>
          <table:table-cell table:number-columns-repeated="955"/>
        </table:table-row>
        <table:table-row table:style-name="ro1">
          <table:table-cell table:number-columns-repeated="68"/>
          <table:table-cell office:value-type="string">
            <text:p>Succisella andreae-molinae</text:p>
          </table:table-cell>
          <table:table-cell table:number-columns-repeated="955"/>
        </table:table-row>
        <table:table-row table:style-name="ro1">
          <table:table-cell table:number-columns-repeated="68"/>
          <table:table-cell office:value-type="string">
            <text:p>Valencia hispanica</text:p>
          </table:table-cell>
          <table:table-cell table:number-columns-repeated="955"/>
        </table:table-row>
        <table:table-row table:style-name="ro1" table:number-rows-repeated="65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43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4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3">23.04.2011</text:date>, <text:time>21:17:4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astian Greshake</meta:initial-creator>
    <meta:creation-date>2011-04-17T14:50:04</meta:creation-date>
    <dc:date>2011-04-23T21:17:40</dc:date>
    <dc:creator>Bastian Greshake</dc:creator>
    <meta:editing-duration>PT04H37M31S</meta:editing-duration>
    <meta:editing-cycles>86</meta:editing-cycles>
    <meta:generator>OpenOffice.org/3.1$Unix OpenOffice.org_project/310m11$Build-9399</meta:generator>
    <meta:document-statistic meta:table-count="3" meta:cell-count="899" meta:object-count="0"/>
    <meta:user-defined meta:name=""/>
  </office:meta>
</office:document-meta>
</file>